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7.7118in"/>
    </style:style>
    <style:style style:name="co4" style:family="table-column">
      <style:table-column-properties fo:break-before="auto" style:column-width="4.4634in"/>
    </style:style>
    <style:style style:name="co5" style:family="table-column">
      <style:table-column-properties fo:break-before="auto" style:column-width="3.62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4835in"/>
    </style:style>
    <style:style style:name="ro1" style:family="table-row">
      <style:table-row-properties style:row-height="0.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shTankLigh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2" table:default-cell-style-name="ce5"/>
        <table:table-column table:style-name="co6" table:number-columns-repeated="9" table:default-cell-style-name="ce5"/>
        <table:table-column table:style-name="co6" table:number-columns-repeated="75" table:default-cell-style-name="ce3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ED</text:p>
          </table:table-cell>
          <table:table-cell table:formula="of:=CONCATENATE(CONCATENATE(&quot;int &quot;; [.A1];&quot;_ROW[NUM_OF_PIXELS_PER_ROW] = { &quot;; [.F1];&quot;, &quot;;[.G1];&quot;, &quot;;[.H1];&quot;, &quot;;[.I1];&quot;, &quot;;[.J1];&quot;, &quot;;[.K1];&quot;, &quot;;[.L1];&quot;, &quot;;[.M1];&quot;, &quot;;[.N1];&quot;, &quot;;[.O1];&quot;, &quot;;[.P1];&quot;, &quot;;[.Q1];&quot;, &quot;;[.R1];&quot;, &quot;;[.S1];&quot;, &quot;;[.T1];&quot;, &quot;;[.U1];&quot;, &quot;;[.V1];&quot;, &quot;;[.W1];&quot;, &quot;;[.X1];&quot;, &quot;;[.Y1];&quot;, &quot;;[.Z1];&quot;, &quot;;[.AA1];&quot;, &quot;;[.AB1];&quot;, &quot;;[.AC1];&quot;, &quot;;[.AD1];&quot;, &quot;;[.AE1];&quot;, &quot;;[.AF1];&quot;, &quot;;[.AG1];&quot;, &quot;;[.AH1];&quot;, &quot;;[.AI1];&quot;, &quot;;[.AJ1];&quot;, &quot;;[.AK1];&quot;, &quot;;[.AL1];&quot;, &quot;;[.AM1];&quot;, &quot;;[.AN1];&quot;, &quot;;[.AO1];&quot;, &quot;;[.AP1];&quot;, &quot;;[.AQ1];&quot;, &quot;;[.AR1];&quot;, &quot;;[.AS1];&quot;, &quot;;[.AT1];&quot;, &quot;;[.AU1];&quot;, &quot;;[.AV1];&quot;, &quot;;[.AW1];&quot;, &quot;;[.AX1];&quot;, &quot;;[.AY1];&quot;, &quot;;[.AZ1];&quot;, &quot;;[.BA1];&quot;, &quot;;[.BB1];&quot;, &quot;;[.BC1];&quot;, &quot;;[.BD1];&quot;, &quot;;[.BE1];&quot;, &quot;;[.BF1];&quot;, &quot;;[.BG1];&quot;, &quot;;[.BH1];&quot;, &quot;;[.BI1];&quot;, &quot;;[.BJ1];&quot;, &quot;;[.BK1];&quot;, &quot;;[.BL1];&quot;, &quot;;[.BM1];&quot;, &quot;;[.BN1];&quot;, &quot;;[.BO1];&quot;, &quot;;[.BP1];&quot;, &quot;;[.BQ1];&quot;, &quot;;[.BR1];&quot;, &quot;;[.BS1];&quot;, &quot;;[.BT1];&quot;, &quot;;[.BU1];&quot;, &quot;;[.BV1];&quot;, &quot;;[.BW1];&quot;, &quot;;[.BX1];&quot;, &quot;;[.BY1];&quot;, &quot;;[.BZ1];&quot;, &quot;;[.CA1];&quot;, &quot;;[.CB1];&quot;, &quot;;[.CC1];&quot;, &quot;;[.CD1];&quot;, &quot;;[.CE1];&quot;, &quot;;[.CF1];&quot;, &quot;;[.CG1];&quot;, &quot;;[.CH1];&quot;, &quot;;[.CI1];&quot;, &quot;;[.CJ1];&quot;, &quot;;[.CK1];&quot;, &quot;;[.CL1]; &quot; };&quot;))" office:value-type="string" office:string-value="int FIRST_ROW[NUM_OF_PIXELS_PER_ROW] = { 1, 2, 3, 4, 5, 6, 7, 8, 9, 10, 11, 12, 13, 14, 15, 16, 17, 18, 19, 20, 21, 22, 23, 24, 25, 26, 27, 28, 29, 30, 31, 32, 33, 34, 35, 36, 37, 38, 39, 40, 41, 42, 43, 44, 45, 46, 47, 48, 49, 50, 51, 52, 53, 54, 55, 56, 57, 58, 59, 60, 61, 62, 63, 64, 65, 66, 67, 68, 69, 70, 71, 72, 73, 74, 75, 76, 77, 78, 79, 80, 81, 82, 83, 84, 85 };" calcext:value-type="string">
            <text:p>int FIRST_ROW[NUM_OF_PIXELS_PER_ROW] = { 1, 2, 3, 4, 5, 6, 7, 8, 9, 10, 11, 12, 13, 14, 15, 16, 17, 18, 19, 20, 21, 22, 23, 24, 25, 26, 27, 28, 29, 30, 31, 32, 33, 34, 35, 36, 37, 38, 39, 40, 41, 42, 43, 44, 45, 46, 47, 48, 49, 50, 51, 52, 53, 54, 55, 56, 57, 58, 59, 60, 61, 62, 63, 64, 65, 66, 67, 68, 69, 70, 71, 72, 73, 74, 75, 76, 77, 78, 79, 80, 81, 82, 83, 84, 85 };</text:p>
          </table:table-cell>
          <table:table-cell table:style-name="ce4" table:formula="of:=CONCATENATE(&quot;strip.setPixelColor(&quot;; [.A1]; &quot;_ROW[COUNTER], &quot;; [.B1];&quot;);&quot;)" office:value-type="string" office:string-value="strip.setPixelColor(FIRST_ROW[COUNTER], RED);" calcext:value-type="string">
            <text:p>strip.setPixelColor(FIRST_ROW[COUNTER], RED);</text:p>
          </table:table-cell>
          <table:table-cell table:style-name="ce4" table:formula="of:=CONCATENATE(&quot;strip.fill(OFF, &quot;; [.A1]; &quot;_ROW[0], COUNTER);&quot;)" office:value-type="string" office:string-value="strip.fill(OFF, FIRST_ROW[0], COUNTER);" calcext:value-type="string">
            <text:p>strip.fill(OFF, FIRST_ROW[0], COUNTER)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ORANGE</text:p>
          </table:table-cell>
          <table:table-cell table:formula="of:=CONCATENATE(CONCATENATE(&quot;int &quot;; [.A2];&quot;_ROW[NUM_OF_PIXELS_PER_ROW] = { &quot;; [.F2];&quot;, &quot;;[.G2];&quot;, &quot;;[.H2];&quot;, &quot;;[.I2];&quot;, &quot;;[.J2];&quot;, &quot;;[.K2];&quot;, &quot;;[.L2];&quot;, &quot;;[.M2];&quot;, &quot;;[.N2];&quot;, &quot;;[.O2];&quot;, &quot;;[.P2];&quot;, &quot;;[.Q2];&quot;, &quot;;[.R2];&quot;, &quot;;[.S2];&quot;, &quot;;[.T2];&quot;, &quot;;[.U2];&quot;, &quot;;[.V2];&quot;, &quot;;[.W2];&quot;, &quot;;[.X2];&quot;, &quot;;[.Y2];&quot;, &quot;;[.Z2];&quot;, &quot;;[.AA2];&quot;, &quot;;[.AB2];&quot;, &quot;;[.AC2];&quot;, &quot;;[.AD2];&quot;, &quot;;[.AE2];&quot;, &quot;;[.AF2];&quot;, &quot;;[.AG2];&quot;, &quot;;[.AH2];&quot;, &quot;;[.AI2];&quot;, &quot;;[.AJ2];&quot;, &quot;;[.AK2];&quot;, &quot;;[.AL2];&quot;, &quot;;[.AM2];&quot;, &quot;;[.AN2];&quot;, &quot;;[.AO2];&quot;, &quot;;[.AP2];&quot;, &quot;;[.AQ2];&quot;, &quot;;[.AR2];&quot;, &quot;;[.AS2];&quot;, &quot;;[.AT2];&quot;, &quot;;[.AU2];&quot;, &quot;;[.AV2];&quot;, &quot;;[.AW2];&quot;, &quot;;[.AX2];&quot;, &quot;;[.AY2];&quot;, &quot;;[.AZ2];&quot;, &quot;;[.BA2];&quot;, &quot;;[.BB2];&quot;, &quot;;[.BC2];&quot;, &quot;;[.BD2];&quot;, &quot;;[.BE2];&quot;, &quot;;[.BF2];&quot;, &quot;;[.BG2];&quot;, &quot;;[.BH2];&quot;, &quot;;[.BI2];&quot;, &quot;;[.BJ2];&quot;, &quot;;[.BK2];&quot;, &quot;;[.BL2];&quot;, &quot;;[.BM2];&quot;, &quot;;[.BN2];&quot;, &quot;;[.BO2];&quot;, &quot;;[.BP2];&quot;, &quot;;[.BQ2];&quot;, &quot;;[.BR2];&quot;, &quot;;[.BS2];&quot;, &quot;;[.BT2];&quot;, &quot;;[.BU2];&quot;, &quot;;[.BV2];&quot;, &quot;;[.BW2];&quot;, &quot;;[.BX2];&quot;, &quot;;[.BY2];&quot;, &quot;;[.BZ2];&quot;, &quot;;[.CA2];&quot;, &quot;;[.CB2];&quot;, &quot;;[.CC2];&quot;, &quot;;[.CD2];&quot;, &quot;;[.CE2];&quot;, &quot;;[.CF2];&quot;, &quot;;[.CG2];&quot;, &quot;;[.CH2];&quot;, &quot;;[.CI2];&quot;, &quot;;[.CJ2];&quot;, &quot;;[.CK2];&quot;, &quot;;[.CL2]; &quot; };&quot;))" office:value-type="string" office:string-value="int SECOND_ROW[NUM_OF_PIXELS_PER_ROW] = { 170, 169, 168, 167, 166, 165, 164, 163, 162, 161, 160, 159, 158, 157, 156, 155, 154, 153, 152, 151, 150, 149, 148, 147, 146, 145, 144, 143, 142, 141, 140, 139, 138, 137, 136, 135, 134, 133, 132, 131, 130, 129, 128, 127, 126, 125, 124, 123, 122, 121, 120, 119, 118, 117, 116, 115, 114, 113, 112, 111, 110, 109, 108, 107, 106, 105, 104, 103, 102, 101, 100, 99, 98, 97, 96, 95, 94, 93, 92, 91, 90, 89, 88, 87, 86 };" calcext:value-type="string">
            <text:p>int SECOND_ROW[NUM_OF_PIXELS_PER_ROW] = { 170, 169, 168, 167, 166, 165, 164, 163, 162, 161, 160, 159, 158, 157, 156, 155, 154, 153, 152, 151, 150, 149, 148, 147, 146, 145, 144, 143, 142, 141, 140, 139, 138, 137, 136, 135, 134, 133, 132, 131, 130, 129, 128, 127, 126, 125, 124, 123, 122, 121, 120, 119, 118, 117, 116, 115, 114, 113, 112, 111, 110, 109, 108, 107, 106, 105, 104, 103, 102, 101, 100, 99, 98, 97, 96, 95, 94, 93, 92, 91, 90, 89, 88, 87, 86 };</text:p>
          </table:table-cell>
          <table:table-cell table:style-name="ce4" table:formula="of:=CONCATENATE(&quot;strip.setPixelColor(&quot;; [.A2]; &quot;_ROW[COUNTER], &quot;; [.B2];&quot;);&quot;)" office:value-type="string" office:string-value="strip.setPixelColor(SECOND_ROW[COUNTER], ORANGE);" calcext:value-type="string">
            <text:p>strip.setPixelColor(SECOND_ROW[COUNTER], ORANGE);</text:p>
          </table:table-cell>
          <table:table-cell table:style-name="ce4" table:formula="of:=CONCATENATE(&quot;strip.fill(OFF, &quot;; [.A2]; &quot;_ROW[0], COUNTER);&quot;)" office:value-type="string" office:string-value="strip.fill(OFF, SECOND_ROW[0], COUNTER);" calcext:value-type="string">
            <text:p>strip.fill(OFF, SECOND_ROW[0], COUNTER);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HIRD</text:p>
          </table:table-cell>
          <table:table-cell office:value-type="string" calcext:value-type="string">
            <text:p>YELLOW</text:p>
          </table:table-cell>
          <table:table-cell table:formula="of:=CONCATENATE(CONCATENATE(&quot;int &quot;; [.A3];&quot;_ROW[NUM_OF_PIXELS_PER_ROW] = { &quot;; [.F3];&quot;, &quot;;[.G3];&quot;, &quot;;[.H3];&quot;, &quot;;[.I3];&quot;, &quot;;[.J3];&quot;, &quot;;[.K3];&quot;, &quot;;[.L3];&quot;, &quot;;[.M3];&quot;, &quot;;[.N3];&quot;, &quot;;[.O3];&quot;, &quot;;[.P3];&quot;, &quot;;[.Q3];&quot;, &quot;;[.R3];&quot;, &quot;;[.S3];&quot;, &quot;;[.T3];&quot;, &quot;;[.U3];&quot;, &quot;;[.V3];&quot;, &quot;;[.W3];&quot;, &quot;;[.X3];&quot;, &quot;;[.Y3];&quot;, &quot;;[.Z3];&quot;, &quot;;[.AA3];&quot;, &quot;;[.AB3];&quot;, &quot;;[.AC3];&quot;, &quot;;[.AD3];&quot;, &quot;;[.AE3];&quot;, &quot;;[.AF3];&quot;, &quot;;[.AG3];&quot;, &quot;;[.AH3];&quot;, &quot;;[.AI3];&quot;, &quot;;[.AJ3];&quot;, &quot;;[.AK3];&quot;, &quot;;[.AL3];&quot;, &quot;;[.AM3];&quot;, &quot;;[.AN3];&quot;, &quot;;[.AO3];&quot;, &quot;;[.AP3];&quot;, &quot;;[.AQ3];&quot;, &quot;;[.AR3];&quot;, &quot;;[.AS3];&quot;, &quot;;[.AT3];&quot;, &quot;;[.AU3];&quot;, &quot;;[.AV3];&quot;, &quot;;[.AW3];&quot;, &quot;;[.AX3];&quot;, &quot;;[.AY3];&quot;, &quot;;[.AZ3];&quot;, &quot;;[.BA3];&quot;, &quot;;[.BB3];&quot;, &quot;;[.BC3];&quot;, &quot;;[.BD3];&quot;, &quot;;[.BE3];&quot;, &quot;;[.BF3];&quot;, &quot;;[.BG3];&quot;, &quot;;[.BH3];&quot;, &quot;;[.BI3];&quot;, &quot;;[.BJ3];&quot;, &quot;;[.BK3];&quot;, &quot;;[.BL3];&quot;, &quot;;[.BM3];&quot;, &quot;;[.BN3];&quot;, &quot;;[.BO3];&quot;, &quot;;[.BP3];&quot;, &quot;;[.BQ3];&quot;, &quot;;[.BR3];&quot;, &quot;;[.BS3];&quot;, &quot;;[.BT3];&quot;, &quot;;[.BU3];&quot;, &quot;;[.BV3];&quot;, &quot;;[.BW3];&quot;, &quot;;[.BX3];&quot;, &quot;;[.BY3];&quot;, &quot;;[.BZ3];&quot;, &quot;;[.CA3];&quot;, &quot;;[.CB3];&quot;, &quot;;[.CC3];&quot;, &quot;;[.CD3];&quot;, &quot;;[.CE3];&quot;, &quot;;[.CF3];&quot;, &quot;;[.CG3];&quot;, &quot;;[.CH3];&quot;, &quot;;[.CI3];&quot;, &quot;;[.CJ3];&quot;, &quot;;[.CK3];&quot;, &quot;;[.CL3]; &quot; };&quot;))" office:value-type="string" office:string-value="int THIRD_ROW[NUM_OF_PIXELS_PER_ROW] = { 171, 172, 173, 174, 175, 176, 177, 178, 179, 180, 181, 182, 183, 184, 185, 186, 187, 188, 189, 190, 191, 192, 193, 194, 195, 196, 197, 198, 199, 200, 201, 202, 203, 204, 205, 206, 207, 208, 209, 210, 211, 212, 213, 214, 215, 216, 217, 218, 219, 220, 221, 222, 223, 224, 225, 226, 227, 228, 229, 230, 231, 232, 233, 234, 235, 236, 237, 238, 239, 240, 241, 242, 243, 244, 245, 246, 247, 248, 249, 250, 251, 252, 253, 254, 255 };" calcext:value-type="string">
            <text:p>int THIRD_ROW[NUM_OF_PIXELS_PER_ROW] = { 171, 172, 173, 174, 175, 176, 177, 178, 179, 180, 181, 182, 183, 184, 185, 186, 187, 188, 189, 190, 191, 192, 193, 194, 195, 196, 197, 198, 199, 200, 201, 202, 203, 204, 205, 206, 207, 208, 209, 210, 211, 212, 213, 214, 215, 216, 217, 218, 219, 220, 221, 222, 223, 224, 225, 226, 227, 228, 229, 230, 231, 232, 233, 234, 235, 236, 237, 238, 239, 240, 241, 242, 243, 244, 245, 246, 247, 248, 249, 250, 251, 252, 253, 254, 255 };</text:p>
          </table:table-cell>
          <table:table-cell table:style-name="ce4" table:formula="of:=CONCATENATE(&quot;strip.setPixelColor(&quot;; [.A3]; &quot;_ROW[COUNTER], &quot;; [.B3];&quot;);&quot;)" office:value-type="string" office:string-value="strip.setPixelColor(THIRD_ROW[COUNTER], YELLOW);" calcext:value-type="string">
            <text:p>strip.setPixelColor(THIRD_ROW[COUNTER], YELLOW);</text:p>
          </table:table-cell>
          <table:table-cell table:style-name="ce4" table:formula="of:=CONCATENATE(&quot;strip.fill(OFF, &quot;; [.A3]; &quot;_ROW[0], COUNTER);&quot;)" office:value-type="string" office:string-value="strip.fill(OFF, THIRD_ROW[0], COUNTER);" calcext:value-type="string">
            <text:p>strip.fill(OFF, THIRD_ROW[0], COUNTER);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FOURTH</text:p>
          </table:table-cell>
          <table:table-cell office:value-type="string" calcext:value-type="string">
            <text:p>GREEN</text:p>
          </table:table-cell>
          <table:table-cell table:formula="of:=CONCATENATE(CONCATENATE(&quot;int &quot;; [.A4];&quot;_ROW[NUM_OF_PIXELS_PER_ROW] = { &quot;; [.F4];&quot;, &quot;;[.G4];&quot;, &quot;;[.H4];&quot;, &quot;;[.I4];&quot;, &quot;;[.J4];&quot;, &quot;;[.K4];&quot;, &quot;;[.L4];&quot;, &quot;;[.M4];&quot;, &quot;;[.N4];&quot;, &quot;;[.O4];&quot;, &quot;;[.P4];&quot;, &quot;;[.Q4];&quot;, &quot;;[.R4];&quot;, &quot;;[.S4];&quot;, &quot;;[.T4];&quot;, &quot;;[.U4];&quot;, &quot;;[.V4];&quot;, &quot;;[.W4];&quot;, &quot;;[.X4];&quot;, &quot;;[.Y4];&quot;, &quot;;[.Z4];&quot;, &quot;;[.AA4];&quot;, &quot;;[.AB4];&quot;, &quot;;[.AC4];&quot;, &quot;;[.AD4];&quot;, &quot;;[.AE4];&quot;, &quot;;[.AF4];&quot;, &quot;;[.AG4];&quot;, &quot;;[.AH4];&quot;, &quot;;[.AI4];&quot;, &quot;;[.AJ4];&quot;, &quot;;[.AK4];&quot;, &quot;;[.AL4];&quot;, &quot;;[.AM4];&quot;, &quot;;[.AN4];&quot;, &quot;;[.AO4];&quot;, &quot;;[.AP4];&quot;, &quot;;[.AQ4];&quot;, &quot;;[.AR4];&quot;, &quot;;[.AS4];&quot;, &quot;;[.AT4];&quot;, &quot;;[.AU4];&quot;, &quot;;[.AV4];&quot;, &quot;;[.AW4];&quot;, &quot;;[.AX4];&quot;, &quot;;[.AY4];&quot;, &quot;;[.AZ4];&quot;, &quot;;[.BA4];&quot;, &quot;;[.BB4];&quot;, &quot;;[.BC4];&quot;, &quot;;[.BD4];&quot;, &quot;;[.BE4];&quot;, &quot;;[.BF4];&quot;, &quot;;[.BG4];&quot;, &quot;;[.BH4];&quot;, &quot;;[.BI4];&quot;, &quot;;[.BJ4];&quot;, &quot;;[.BK4];&quot;, &quot;;[.BL4];&quot;, &quot;;[.BM4];&quot;, &quot;;[.BN4];&quot;, &quot;;[.BO4];&quot;, &quot;;[.BP4];&quot;, &quot;;[.BQ4];&quot;, &quot;;[.BR4];&quot;, &quot;;[.BS4];&quot;, &quot;;[.BT4];&quot;, &quot;;[.BU4];&quot;, &quot;;[.BV4];&quot;, &quot;;[.BW4];&quot;, &quot;;[.BX4];&quot;, &quot;;[.BY4];&quot;, &quot;;[.BZ4];&quot;, &quot;;[.CA4];&quot;, &quot;;[.CB4];&quot;, &quot;;[.CC4];&quot;, &quot;;[.CD4];&quot;, &quot;;[.CE4];&quot;, &quot;;[.CF4];&quot;, &quot;;[.CG4];&quot;, &quot;;[.CH4];&quot;, &quot;;[.CI4];&quot;, &quot;;[.CJ4];&quot;, &quot;;[.CK4];&quot;, &quot;;[.CL4]; &quot; };&quot;))" office:value-type="string" office:string-value="int FOURTH_ROW[NUM_OF_PIXELS_PER_ROW] = { 340, 339, 338, 337, 336, 335, 334, 333, 332, 331, 330, 329, 328, 327, 326, 325, 324, 323, 322, 321, 320, 319, 318, 317, 316, 315, 314, 313, 312, 311, 310, 309, 308, 307, 306, 305, 304, 303, 302, 301, 300, 299, 298, 297, 296, 295, 294, 293, 292, 291, 290, 289, 288, 287, 286, 285, 284, 283, 282, 281, 280, 279, 278, 277, 276, 275, 274, 273, 272, 271, 270, 269, 268, 267, 266, 265, 264, 263, 262, 261, 260, 259, 258, 257, 256 };" calcext:value-type="string">
            <text:p>int FOURTH_ROW[NUM_OF_PIXELS_PER_ROW] = { 340, 339, 338, 337, 336, 335, 334, 333, 332, 331, 330, 329, 328, 327, 326, 325, 324, 323, 322, 321, 320, 319, 318, 317, 316, 315, 314, 313, 312, 311, 310, 309, 308, 307, 306, 305, 304, 303, 302, 301, 300, 299, 298, 297, 296, 295, 294, 293, 292, 291, 290, 289, 288, 287, 286, 285, 284, 283, 282, 281, 280, 279, 278, 277, 276, 275, 274, 273, 272, 271, 270, 269, 268, 267, 266, 265, 264, 263, 262, 261, 260, 259, 258, 257, 256 };</text:p>
          </table:table-cell>
          <table:table-cell table:style-name="ce4" table:formula="of:=CONCATENATE(&quot;strip.setPixelColor(&quot;; [.A4]; &quot;_ROW[COUNTER], &quot;; [.B4];&quot;);&quot;)" office:value-type="string" office:string-value="strip.setPixelColor(FOURTH_ROW[COUNTER], GREEN);" calcext:value-type="string">
            <text:p>strip.setPixelColor(FOURTH_ROW[COUNTER], GREEN);</text:p>
          </table:table-cell>
          <table:table-cell table:style-name="ce4" table:formula="of:=CONCATENATE(&quot;strip.fill(OFF, &quot;; [.A4]; &quot;_ROW[0], COUNTER);&quot;)" office:value-type="string" office:string-value="strip.fill(OFF, FOURTH_ROW[0], COUNTER);" calcext:value-type="string">
            <text:p>strip.fill(OFF, FOURTH_ROW[0], COUNTER);</text:p>
          </table:table-cell>
          <table:table-cell table:style-name="ce9" office:value-type="float" office:value="340" calcext:value-type="float">
            <text:p>340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338" calcext:value-type="float">
            <text:p>338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334" calcext:value-type="float">
            <text:p>334</text:p>
          </table:table-cell>
          <table:table-cell table:style-name="ce9" office:value-type="float" office:value="333" calcext:value-type="float">
            <text:p>333</text:p>
          </table:table-cell>
          <table:table-cell table:style-name="ce9" office:value-type="float" office:value="332" calcext:value-type="float">
            <text:p>332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278" calcext:value-type="float">
            <text:p>278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274" calcext:value-type="float">
            <text:p>274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261" calcext:value-type="float">
            <text:p>261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IFTH</text:p>
          </table:table-cell>
          <table:table-cell office:value-type="string" calcext:value-type="string">
            <text:p>BLUE</text:p>
          </table:table-cell>
          <table:table-cell table:formula="of:=CONCATENATE(CONCATENATE(&quot;int &quot;; [.A5];&quot;_ROW[NUM_OF_PIXELS_PER_ROW] = { &quot;; [.F5];&quot;, &quot;;[.G5];&quot;, &quot;;[.H5];&quot;, &quot;;[.I5];&quot;, &quot;;[.J5];&quot;, &quot;;[.K5];&quot;, &quot;;[.L5];&quot;, &quot;;[.M5];&quot;, &quot;;[.N5];&quot;, &quot;;[.O5];&quot;, &quot;;[.P5];&quot;, &quot;;[.Q5];&quot;, &quot;;[.R5];&quot;, &quot;;[.S5];&quot;, &quot;;[.T5];&quot;, &quot;;[.U5];&quot;, &quot;;[.V5];&quot;, &quot;;[.W5];&quot;, &quot;;[.X5];&quot;, &quot;;[.Y5];&quot;, &quot;;[.Z5];&quot;, &quot;;[.AA5];&quot;, &quot;;[.AB5];&quot;, &quot;;[.AC5];&quot;, &quot;;[.AD5];&quot;, &quot;;[.AE5];&quot;, &quot;;[.AF5];&quot;, &quot;;[.AG5];&quot;, &quot;;[.AH5];&quot;, &quot;;[.AI5];&quot;, &quot;;[.AJ5];&quot;, &quot;;[.AK5];&quot;, &quot;;[.AL5];&quot;, &quot;;[.AM5];&quot;, &quot;;[.AN5];&quot;, &quot;;[.AO5];&quot;, &quot;;[.AP5];&quot;, &quot;;[.AQ5];&quot;, &quot;;[.AR5];&quot;, &quot;;[.AS5];&quot;, &quot;;[.AT5];&quot;, &quot;;[.AU5];&quot;, &quot;;[.AV5];&quot;, &quot;;[.AW5];&quot;, &quot;;[.AX5];&quot;, &quot;;[.AY5];&quot;, &quot;;[.AZ5];&quot;, &quot;;[.BA5];&quot;, &quot;;[.BB5];&quot;, &quot;;[.BC5];&quot;, &quot;;[.BD5];&quot;, &quot;;[.BE5];&quot;, &quot;;[.BF5];&quot;, &quot;;[.BG5];&quot;, &quot;;[.BH5];&quot;, &quot;;[.BI5];&quot;, &quot;;[.BJ5];&quot;, &quot;;[.BK5];&quot;, &quot;;[.BL5];&quot;, &quot;;[.BM5];&quot;, &quot;;[.BN5];&quot;, &quot;;[.BO5];&quot;, &quot;;[.BP5];&quot;, &quot;;[.BQ5];&quot;, &quot;;[.BR5];&quot;, &quot;;[.BS5];&quot;, &quot;;[.BT5];&quot;, &quot;;[.BU5];&quot;, &quot;;[.BV5];&quot;, &quot;;[.BW5];&quot;, &quot;;[.BX5];&quot;, &quot;;[.BY5];&quot;, &quot;;[.BZ5];&quot;, &quot;;[.CA5];&quot;, &quot;;[.CB5];&quot;, &quot;;[.CC5];&quot;, &quot;;[.CD5];&quot;, &quot;;[.CE5];&quot;, &quot;;[.CF5];&quot;, &quot;;[.CG5];&quot;, &quot;;[.CH5];&quot;, &quot;;[.CI5];&quot;, &quot;;[.CJ5];&quot;, &quot;;[.CK5];&quot;, &quot;;[.CL5]; &quot; };&quot;))" office:value-type="string" office:string-value="int FIFTH_ROW[NUM_OF_PIXELS_PER_ROW] = { 341, 342, 343, 344, 345, 346, 347, 348, 349, 350, 351, 352, 353, 354, 355, 356, 357, 358, 359, 360, 361, 362, 363, 364, 365, 366, 367, 368, 369, 370, 371, 372, 373, 374, 375, 376, 377, 378, 379, 380, 381, 382, 383, 384, 385, 386, 387, 388, 389, 390, 391, 392, 393, 394, 395, 396, 397, 398, 399, 400, 401, 402, 403, 404, 405, 406, 407, 408, 409, 410, 411, 412, 413, 414, 415, 416, 417, 418, 419, 420, 421, 422, 423, 424, 425 };" calcext:value-type="string">
            <text:p>int FIFTH_ROW[NUM_OF_PIXELS_PER_ROW] = { 341, 342, 343, 344, 345, 346, 347, 348, 349, 350, 351, 352, 353, 354, 355, 356, 357, 358, 359, 360, 361, 362, 363, 364, 365, 366, 367, 368, 369, 370, 371, 372, 373, 374, 375, 376, 377, 378, 379, 380, 381, 382, 383, 384, 385, 386, 387, 388, 389, 390, 391, 392, 393, 394, 395, 396, 397, 398, 399, 400, 401, 402, 403, 404, 405, 406, 407, 408, 409, 410, 411, 412, 413, 414, 415, 416, 417, 418, 419, 420, 421, 422, 423, 424, 425 };</text:p>
          </table:table-cell>
          <table:table-cell table:style-name="ce4" table:formula="of:=CONCATENATE(&quot;strip.setPixelColor(&quot;; [.A5]; &quot;_ROW[COUNTER], &quot;; [.B5];&quot;);&quot;)" office:value-type="string" office:string-value="strip.setPixelColor(FIFTH_ROW[COUNTER], BLUE);" calcext:value-type="string">
            <text:p>strip.setPixelColor(FIFTH_ROW[COUNTER], BLUE);</text:p>
          </table:table-cell>
          <table:table-cell table:style-name="ce4" table:formula="of:=CONCATENATE(&quot;strip.fill(OFF, &quot;; [.A5]; &quot;_ROW[0], COUNTER);&quot;)" office:value-type="string" office:string-value="strip.fill(OFF, FIFTH_ROW[0], COUNTER);" calcext:value-type="string">
            <text:p>strip.fill(OFF, FIFTH_ROW[0], COUNTER);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float" office:value="409" calcext:value-type="float">
            <text:p>409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IXTH</text:p>
          </table:table-cell>
          <table:table-cell office:value-type="string" calcext:value-type="string">
            <text:p>INDIGO</text:p>
          </table:table-cell>
          <table:table-cell table:formula="of:=CONCATENATE(CONCATENATE(&quot;int &quot;; [.A6];&quot;_ROW[NUM_OF_PIXELS_PER_ROW] = { &quot;; [.F6];&quot;, &quot;;[.G6];&quot;, &quot;;[.H6];&quot;, &quot;;[.I6];&quot;, &quot;;[.J6];&quot;, &quot;;[.K6];&quot;, &quot;;[.L6];&quot;, &quot;;[.M6];&quot;, &quot;;[.N6];&quot;, &quot;;[.O6];&quot;, &quot;;[.P6];&quot;, &quot;;[.Q6];&quot;, &quot;;[.R6];&quot;, &quot;;[.S6];&quot;, &quot;;[.T6];&quot;, &quot;;[.U6];&quot;, &quot;;[.V6];&quot;, &quot;;[.W6];&quot;, &quot;;[.X6];&quot;, &quot;;[.Y6];&quot;, &quot;;[.Z6];&quot;, &quot;;[.AA6];&quot;, &quot;;[.AB6];&quot;, &quot;;[.AC6];&quot;, &quot;;[.AD6];&quot;, &quot;;[.AE6];&quot;, &quot;;[.AF6];&quot;, &quot;;[.AG6];&quot;, &quot;;[.AH6];&quot;, &quot;;[.AI6];&quot;, &quot;;[.AJ6];&quot;, &quot;;[.AK6];&quot;, &quot;;[.AL6];&quot;, &quot;;[.AM6];&quot;, &quot;;[.AN6];&quot;, &quot;;[.AO6];&quot;, &quot;;[.AP6];&quot;, &quot;;[.AQ6];&quot;, &quot;;[.AR6];&quot;, &quot;;[.AS6];&quot;, &quot;;[.AT6];&quot;, &quot;;[.AU6];&quot;, &quot;;[.AV6];&quot;, &quot;;[.AW6];&quot;, &quot;;[.AX6];&quot;, &quot;;[.AY6];&quot;, &quot;;[.AZ6];&quot;, &quot;;[.BA6];&quot;, &quot;;[.BB6];&quot;, &quot;;[.BC6];&quot;, &quot;;[.BD6];&quot;, &quot;;[.BE6];&quot;, &quot;;[.BF6];&quot;, &quot;;[.BG6];&quot;, &quot;;[.BH6];&quot;, &quot;;[.BI6];&quot;, &quot;;[.BJ6];&quot;, &quot;;[.BK6];&quot;, &quot;;[.BL6];&quot;, &quot;;[.BM6];&quot;, &quot;;[.BN6];&quot;, &quot;;[.BO6];&quot;, &quot;;[.BP6];&quot;, &quot;;[.BQ6];&quot;, &quot;;[.BR6];&quot;, &quot;;[.BS6];&quot;, &quot;;[.BT6];&quot;, &quot;;[.BU6];&quot;, &quot;;[.BV6];&quot;, &quot;;[.BW6];&quot;, &quot;;[.BX6];&quot;, &quot;;[.BY6];&quot;, &quot;;[.BZ6];&quot;, &quot;;[.CA6];&quot;, &quot;;[.CB6];&quot;, &quot;;[.CC6];&quot;, &quot;;[.CD6];&quot;, &quot;;[.CE6];&quot;, &quot;;[.CF6];&quot;, &quot;;[.CG6];&quot;, &quot;;[.CH6];&quot;, &quot;;[.CI6];&quot;, &quot;;[.CJ6];&quot;, &quot;;[.CK6];&quot;, &quot;;[.CL6]; &quot; };&quot;))" office:value-type="string" office:string-value="int SIXTH_ROW[NUM_OF_PIXELS_PER_ROW] = { 510, 509, 508, 507, 506, 505, 504, 503, 502, 501, 500, 499, 498, 497, 496, 495, 494, 493, 492, 491, 490, 489, 488, 487, 486, 485, 484, 483, 482, 481, 480, 479, 478, 477, 476, 475, 474, 473, 472, 471, 470, 469, 468, 467, 466, 465, 464, 463, 462, 461, 460, 459, 458, 457, 456, 455, 454, 453, 452, 451, 450, 449, 448, 447, 446, 445, 444, 443, 442, 441, 440, 439, 438, 437, 436, 435, 434, 433, 432, 431, 430, 429, 428, 427, 426 };" calcext:value-type="string">
            <text:p>int SIXTH_ROW[NUM_OF_PIXELS_PER_ROW] = { 510, 509, 508, 507, 506, 505, 504, 503, 502, 501, 500, 499, 498, 497, 496, 495, 494, 493, 492, 491, 490, 489, 488, 487, 486, 485, 484, 483, 482, 481, 480, 479, 478, 477, 476, 475, 474, 473, 472, 471, 470, 469, 468, 467, 466, 465, 464, 463, 462, 461, 460, 459, 458, 457, 456, 455, 454, 453, 452, 451, 450, 449, 448, 447, 446, 445, 444, 443, 442, 441, 440, 439, 438, 437, 436, 435, 434, 433, 432, 431, 430, 429, 428, 427, 426 };</text:p>
          </table:table-cell>
          <table:table-cell table:style-name="ce4" table:formula="of:=CONCATENATE(&quot;strip.setPixelColor(&quot;; [.A6]; &quot;_ROW[COUNTER], &quot;; [.B6];&quot;);&quot;)" office:value-type="string" office:string-value="strip.setPixelColor(SIXTH_ROW[COUNTER], INDIGO);" calcext:value-type="string">
            <text:p>strip.setPixelColor(SIXTH_ROW[COUNTER], INDIGO);</text:p>
          </table:table-cell>
          <table:table-cell table:style-name="ce4" table:formula="of:=CONCATENATE(&quot;strip.fill(OFF, &quot;; [.A6]; &quot;_ROW[0], COUNTER);&quot;)" office:value-type="string" office:string-value="strip.fill(OFF, SIXTH_ROW[0], COUNTER);" calcext:value-type="string">
            <text:p>strip.fill(OFF, SIXTH_ROW[0], COUNTER);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509" calcext:value-type="float">
            <text:p>509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506" calcext:value-type="float">
            <text:p>506</text:p>
          </table:table-cell>
          <table:table-cell table:style-name="ce9" office:value-type="float" office:value="505" calcext:value-type="float">
            <text:p>505</text:p>
          </table:table-cell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99" calcext:value-type="float">
            <text:p>499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float" office:value="497" calcext:value-type="float">
            <text:p>497</text:p>
          </table:table-cell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495" calcext:value-type="float">
            <text:p>495</text:p>
          </table:table-cell>
          <table:table-cell table:style-name="ce9" office:value-type="float" office:value="494" calcext:value-type="float">
            <text:p>494</text:p>
          </table:table-cell>
          <table:table-cell table:style-name="ce9" office:value-type="float" office:value="493" calcext:value-type="float">
            <text:p>493</text:p>
          </table:table-cell>
          <table:table-cell table:style-name="ce9" office:value-type="float" office:value="492" calcext:value-type="float">
            <text:p>492</text:p>
          </table:table-cell>
          <table:table-cell table:style-name="ce9" office:value-type="float" office:value="491" calcext:value-type="float">
            <text:p>491</text:p>
          </table:table-cell>
          <table:table-cell table:style-name="ce9" office:value-type="float" office:value="490" calcext:value-type="float">
            <text:p>490</text:p>
          </table:table-cell>
          <table:table-cell table:style-name="ce9" office:value-type="float" office:value="489" calcext:value-type="float">
            <text:p>489</text:p>
          </table:table-cell>
          <table:table-cell table:style-name="ce9" office:value-type="float" office:value="488" calcext:value-type="float">
            <text:p>488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484" calcext:value-type="float">
            <text:p>484</text:p>
          </table:table-cell>
          <table:table-cell table:style-name="ce9" office:value-type="float" office:value="483" calcext:value-type="float">
            <text:p>483</text:p>
          </table:table-cell>
          <table:table-cell table:style-name="ce9" office:value-type="float" office:value="482" calcext:value-type="float">
            <text:p>482</text:p>
          </table:table-cell>
          <table:table-cell table:style-name="ce9" office:value-type="float" office:value="481" calcext:value-type="float">
            <text:p>481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479" calcext:value-type="float">
            <text:p>479</text:p>
          </table:table-cell>
          <table:table-cell table:style-name="ce9" office:value-type="float" office:value="478" calcext:value-type="float">
            <text:p>478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475" calcext:value-type="float">
            <text:p>475</text:p>
          </table:table-cell>
          <table:table-cell table:style-name="ce9" office:value-type="float" office:value="474" calcext:value-type="float">
            <text:p>474</text:p>
          </table:table-cell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472" calcext:value-type="float">
            <text:p>472</text:p>
          </table:table-cell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468" calcext:value-type="float">
            <text:p>468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466" calcext:value-type="float">
            <text:p>466</text:p>
          </table:table-cell>
          <table:table-cell table:style-name="ce9" office:value-type="float" office:value="465" calcext:value-type="float">
            <text:p>465</text:p>
          </table:table-cell>
          <table:table-cell table:style-name="ce9" office:value-type="float" office:value="464" calcext:value-type="float">
            <text:p>464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459" calcext:value-type="float">
            <text:p>459</text:p>
          </table:table-cell>
          <table:table-cell table:style-name="ce9" office:value-type="float" office:value="458" calcext:value-type="float">
            <text:p>458</text:p>
          </table:table-cell>
          <table:table-cell table:style-name="ce9" office:value-type="float" office:value="457" calcext:value-type="float">
            <text:p>457</text:p>
          </table:table-cell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455" calcext:value-type="float">
            <text:p>455</text:p>
          </table:table-cell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453" calcext:value-type="float">
            <text:p>453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451" calcext:value-type="float">
            <text:p>45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449" calcext:value-type="float">
            <text:p>449</text:p>
          </table:table-cell>
          <table:table-cell table:style-name="ce9" office:value-type="float" office:value="448" calcext:value-type="float">
            <text:p>448</text:p>
          </table:table-cell>
          <table:table-cell table:style-name="ce9" office:value-type="float" office:value="447" calcext:value-type="float">
            <text:p>447</text:p>
          </table:table-cell>
          <table:table-cell table:style-name="ce9" office:value-type="float" office:value="446" calcext:value-type="float">
            <text:p>446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float" office:value="443" calcext:value-type="float">
            <text:p>44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float" office:value="441" calcext:value-type="float">
            <text:p>441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439" calcext:value-type="float">
            <text:p>439</text:p>
          </table:table-cell>
          <table:table-cell table:style-name="ce9" office:value-type="float" office:value="438" calcext:value-type="float">
            <text:p>438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436" calcext:value-type="float">
            <text:p>436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433" calcext:value-type="float">
            <text:p>433</text:p>
          </table:table-cell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429" calcext:value-type="float">
            <text:p>429</text:p>
          </table:table-cell>
          <table:table-cell table:style-name="ce9" office:value-type="float" office:value="428" calcext:value-type="float">
            <text:p>428</text:p>
          </table:table-cell>
          <table:table-cell table:style-name="ce9" office:value-type="float" office:value="427" calcext:value-type="float">
            <text:p>427</text:p>
          </table:table-cell>
          <table:table-cell table:style-name="ce9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SEVENTH</text:p>
          </table:table-cell>
          <table:table-cell office:value-type="string" calcext:value-type="string">
            <text:p>RED</text:p>
          </table:table-cell>
          <table:table-cell table:formula="of:=CONCATENATE(CONCATENATE(&quot;int &quot;; [.A7];&quot;_ROW[NUM_OF_PIXELS_PER_ROW] = { &quot;; [.F7];&quot;, &quot;;[.G7];&quot;, &quot;;[.H7];&quot;, &quot;;[.I7];&quot;, &quot;;[.J7];&quot;, &quot;;[.K7];&quot;, &quot;;[.L7];&quot;, &quot;;[.M7];&quot;, &quot;;[.N7];&quot;, &quot;;[.O7];&quot;, &quot;;[.P7];&quot;, &quot;;[.Q7];&quot;, &quot;;[.R7];&quot;, &quot;;[.S7];&quot;, &quot;;[.T7];&quot;, &quot;;[.U7];&quot;, &quot;;[.V7];&quot;, &quot;;[.W7];&quot;, &quot;;[.X7];&quot;, &quot;;[.Y7];&quot;, &quot;;[.Z7];&quot;, &quot;;[.AA7];&quot;, &quot;;[.AB7];&quot;, &quot;;[.AC7];&quot;, &quot;;[.AD7];&quot;, &quot;;[.AE7];&quot;, &quot;;[.AF7];&quot;, &quot;;[.AG7];&quot;, &quot;;[.AH7];&quot;, &quot;;[.AI7];&quot;, &quot;;[.AJ7];&quot;, &quot;;[.AK7];&quot;, &quot;;[.AL7];&quot;, &quot;;[.AM7];&quot;, &quot;;[.AN7];&quot;, &quot;;[.AO7];&quot;, &quot;;[.AP7];&quot;, &quot;;[.AQ7];&quot;, &quot;;[.AR7];&quot;, &quot;;[.AS7];&quot;, &quot;;[.AT7];&quot;, &quot;;[.AU7];&quot;, &quot;;[.AV7];&quot;, &quot;;[.AW7];&quot;, &quot;;[.AX7];&quot;, &quot;;[.AY7];&quot;, &quot;;[.AZ7];&quot;, &quot;;[.BA7];&quot;, &quot;;[.BB7];&quot;, &quot;;[.BC7];&quot;, &quot;;[.BD7];&quot;, &quot;;[.BE7];&quot;, &quot;;[.BF7];&quot;, &quot;;[.BG7];&quot;, &quot;;[.BH7];&quot;, &quot;;[.BI7];&quot;, &quot;;[.BJ7];&quot;, &quot;;[.BK7];&quot;, &quot;;[.BL7];&quot;, &quot;;[.BM7];&quot;, &quot;;[.BN7];&quot;, &quot;;[.BO7];&quot;, &quot;;[.BP7];&quot;, &quot;;[.BQ7];&quot;, &quot;;[.BR7];&quot;, &quot;;[.BS7];&quot;, &quot;;[.BT7];&quot;, &quot;;[.BU7];&quot;, &quot;;[.BV7];&quot;, &quot;;[.BW7];&quot;, &quot;;[.BX7];&quot;, &quot;;[.BY7];&quot;, &quot;;[.BZ7];&quot;, &quot;;[.CA7];&quot;, &quot;;[.CB7];&quot;, &quot;;[.CC7];&quot;, &quot;;[.CD7];&quot;, &quot;;[.CE7];&quot;, &quot;;[.CF7];&quot;, &quot;;[.CG7];&quot;, &quot;;[.CH7];&quot;, &quot;;[.CI7];&quot;, &quot;;[.CJ7];&quot;, &quot;;[.CK7];&quot;, &quot;;[.CL7]; &quot; };&quot;))" office:value-type="string" office:string-value="int SEVENTH_ROW[NUM_OF_PIXELS_PER_ROW] = { 511, 512, 513, 514, 515, 516, 517, 518, 519, 520, 521, 522, 523, 524, 525, 526, 527, 528, 529, 530, 531, 532, 533, 534, 535, 536, 537, 538, 539, 540, 541, 542, 543, 544, 545, 546, 547, 548, 549, 550, 551, 552, 553, 554, 555, 556, 557, 558, 559, 560, 561, 562, 563, 564, 565, 566, 567, 568, 569, 570, 571, 572, 573, 574, 575, 576, 577, 578, 579, 580, 581, 582, 583, 584, 585, 586, 587, 588, 589, 590, 591, 592, 593, 594, 595 };" calcext:value-type="string">
            <text:p>int SEVENTH_ROW[NUM_OF_PIXELS_PER_ROW] = { 511, 512, 513, 514, 515, 516, 517, 518, 519, 520, 521, 522, 523, 524, 525, 526, 527, 528, 529, 530, 531, 532, 533, 534, 535, 536, 537, 538, 539, 540, 541, 542, 543, 544, 545, 546, 547, 548, 549, 550, 551, 552, 553, 554, 555, 556, 557, 558, 559, 560, 561, 562, 563, 564, 565, 566, 567, 568, 569, 570, 571, 572, 573, 574, 575, 576, 577, 578, 579, 580, 581, 582, 583, 584, 585, 586, 587, 588, 589, 590, 591, 592, 593, 594, 595 };</text:p>
          </table:table-cell>
          <table:table-cell table:style-name="ce4" table:formula="of:=CONCATENATE(&quot;strip.setPixelColor(&quot;; [.A7]; &quot;_ROW[COUNTER], &quot;; [.B7];&quot;);&quot;)" office:value-type="string" office:string-value="strip.setPixelColor(SEVENTH_ROW[COUNTER], RED);" calcext:value-type="string">
            <text:p>strip.setPixelColor(SEVENTH_ROW[COUNTER], RED);</text:p>
          </table:table-cell>
          <table:table-cell table:style-name="ce4" table:formula="of:=CONCATENATE(&quot;strip.fill(OFF, &quot;; [.A7]; &quot;_ROW[0], COUNTER);&quot;)" office:value-type="string" office:string-value="strip.fill(OFF, SEVENTH_ROW[0], COUNTER);" calcext:value-type="string">
            <text:p>strip.fill(OFF, SEVENTH_ROW[0], COUNTER);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527" calcext:value-type="float">
            <text:p>527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529" calcext:value-type="float">
            <text:p>529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536" calcext:value-type="float">
            <text:p>536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538" calcext:value-type="float">
            <text:p>53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547" calcext:value-type="float">
            <text:p>547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549" calcext:value-type="float">
            <text:p>54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551" calcext:value-type="float">
            <text:p>551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554" calcext:value-type="float">
            <text:p>554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557" calcext:value-type="float">
            <text:p>557</text:p>
          </table:table-cell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563" calcext:value-type="float">
            <text:p>563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566" calcext:value-type="float">
            <text:p>566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574" calcext:value-type="float">
            <text:p>574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578" calcext:value-type="float">
            <text:p>578</text:p>
          </table:table-cell>
          <table:table-cell table:style-name="ce5" office:value-type="float" office:value="579" calcext:value-type="float">
            <text:p>579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85" calcext:value-type="float">
            <text:p>585</text:p>
          </table:table-cell>
          <table:table-cell table:style-name="ce5" office:value-type="float" office:value="586" calcext:value-type="float">
            <text:p>586</text:p>
          </table:table-cell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IGHTH</text:p>
          </table:table-cell>
          <table:table-cell office:value-type="string" calcext:value-type="string">
            <text:p>ORANGE</text:p>
          </table:table-cell>
          <table:table-cell table:formula="of:=CONCATENATE(CONCATENATE(&quot;int &quot;; [.A8];&quot;_ROW[NUM_OF_PIXELS_PER_ROW] = { &quot;; [.F8];&quot;, &quot;;[.G8];&quot;, &quot;;[.H8];&quot;, &quot;;[.I8];&quot;, &quot;;[.J8];&quot;, &quot;;[.K8];&quot;, &quot;;[.L8];&quot;, &quot;;[.M8];&quot;, &quot;;[.N8];&quot;, &quot;;[.O8];&quot;, &quot;;[.P8];&quot;, &quot;;[.Q8];&quot;, &quot;;[.R8];&quot;, &quot;;[.S8];&quot;, &quot;;[.T8];&quot;, &quot;;[.U8];&quot;, &quot;;[.V8];&quot;, &quot;;[.W8];&quot;, &quot;;[.X8];&quot;, &quot;;[.Y8];&quot;, &quot;;[.Z8];&quot;, &quot;;[.AA8];&quot;, &quot;;[.AB8];&quot;, &quot;;[.AC8];&quot;, &quot;;[.AD8];&quot;, &quot;;[.AE8];&quot;, &quot;;[.AF8];&quot;, &quot;;[.AG8];&quot;, &quot;;[.AH8];&quot;, &quot;;[.AI8];&quot;, &quot;;[.AJ8];&quot;, &quot;;[.AK8];&quot;, &quot;;[.AL8];&quot;, &quot;;[.AM8];&quot;, &quot;;[.AN8];&quot;, &quot;;[.AO8];&quot;, &quot;;[.AP8];&quot;, &quot;;[.AQ8];&quot;, &quot;;[.AR8];&quot;, &quot;;[.AS8];&quot;, &quot;;[.AT8];&quot;, &quot;;[.AU8];&quot;, &quot;;[.AV8];&quot;, &quot;;[.AW8];&quot;, &quot;;[.AX8];&quot;, &quot;;[.AY8];&quot;, &quot;;[.AZ8];&quot;, &quot;;[.BA8];&quot;, &quot;;[.BB8];&quot;, &quot;;[.BC8];&quot;, &quot;;[.BD8];&quot;, &quot;;[.BE8];&quot;, &quot;;[.BF8];&quot;, &quot;;[.BG8];&quot;, &quot;;[.BH8];&quot;, &quot;;[.BI8];&quot;, &quot;;[.BJ8];&quot;, &quot;;[.BK8];&quot;, &quot;;[.BL8];&quot;, &quot;;[.BM8];&quot;, &quot;;[.BN8];&quot;, &quot;;[.BO8];&quot;, &quot;;[.BP8];&quot;, &quot;;[.BQ8];&quot;, &quot;;[.BR8];&quot;, &quot;;[.BS8];&quot;, &quot;;[.BT8];&quot;, &quot;;[.BU8];&quot;, &quot;;[.BV8];&quot;, &quot;;[.BW8];&quot;, &quot;;[.BX8];&quot;, &quot;;[.BY8];&quot;, &quot;;[.BZ8];&quot;, &quot;;[.CA8];&quot;, &quot;;[.CB8];&quot;, &quot;;[.CC8];&quot;, &quot;;[.CD8];&quot;, &quot;;[.CE8];&quot;, &quot;;[.CF8];&quot;, &quot;;[.CG8];&quot;, &quot;;[.CH8];&quot;, &quot;;[.CI8];&quot;, &quot;;[.CJ8];&quot;, &quot;;[.CK8];&quot;, &quot;;[.CL8]; &quot; };&quot;))" office:value-type="string" office:string-value="int EIGHTH_ROW[NUM_OF_PIXELS_PER_ROW] = { 680, 679, 678, 677, 676, 675, 674, 673, 672, 671, 670, 669, 668, 667, 666, 665, 664, 663, 662, 661, 660, 659, 658, 657, 656, 655, 654, 653, 652, 651, 650, 649, 648, 647, 646, 645, 644, 643, 642, 641, 640, 639, 638, 637, 636, 635, 634, 633, 632, 631, 630, 629, 628, 627, 626, 625, 624, 623, 622, 621, 620, 619, 618, 617, 616, 615, 614, 613, 612, 611, 610, 609, 608, 607, 606, 605, 604, 603, 602, 601, 600, 599, 598, 597, 596 };" calcext:value-type="string">
            <text:p>int EIGHTH_ROW[NUM_OF_PIXELS_PER_ROW] = { 680, 679, 678, 677, 676, 675, 674, 673, 672, 671, 670, 669, 668, 667, 666, 665, 664, 663, 662, 661, 660, 659, 658, 657, 656, 655, 654, 653, 652, 651, 650, 649, 648, 647, 646, 645, 644, 643, 642, 641, 640, 639, 638, 637, 636, 635, 634, 633, 632, 631, 630, 629, 628, 627, 626, 625, 624, 623, 622, 621, 620, 619, 618, 617, 616, 615, 614, 613, 612, 611, 610, 609, 608, 607, 606, 605, 604, 603, 602, 601, 600, 599, 598, 597, 596 };</text:p>
          </table:table-cell>
          <table:table-cell table:style-name="ce4" table:formula="of:=CONCATENATE(&quot;strip.setPixelColor(&quot;; [.A8]; &quot;_ROW[COUNTER], &quot;; [.B8];&quot;);&quot;)" office:value-type="string" office:string-value="strip.setPixelColor(EIGHTH_ROW[COUNTER], ORANGE);" calcext:value-type="string">
            <text:p>strip.setPixelColor(EIGHTH_ROW[COUNTER], ORANGE);</text:p>
          </table:table-cell>
          <table:table-cell table:style-name="ce4" table:formula="of:=CONCATENATE(&quot;strip.fill(OFF, &quot;; [.A8]; &quot;_ROW[0], COUNTER);&quot;)" office:value-type="string" office:string-value="strip.fill(OFF, EIGHTH_ROW[0], COUNTER);" calcext:value-type="string">
            <text:p>strip.fill(OFF, EIGHTH_ROW[0], COUNTER);</text:p>
          </table:table-cell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679" calcext:value-type="float">
            <text:p>679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677" calcext:value-type="float">
            <text:p>677</text:p>
          </table:table-cell>
          <table:table-cell table:style-name="ce9" office:value-type="float" office:value="676" calcext:value-type="float">
            <text:p>676</text:p>
          </table:table-cell>
          <table:table-cell table:style-name="ce9" office:value-type="float" office:value="675" calcext:value-type="float">
            <text:p>675</text:p>
          </table:table-cell>
          <table:table-cell table:style-name="ce9" office:value-type="float" office:value="674" calcext:value-type="float">
            <text:p>674</text:p>
          </table:table-cell>
          <table:table-cell table:style-name="ce9" office:value-type="float" office:value="673" calcext:value-type="float">
            <text:p>673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669" calcext:value-type="float">
            <text:p>669</text:p>
          </table:table-cell>
          <table:table-cell table:style-name="ce9" office:value-type="float" office:value="668" calcext:value-type="float">
            <text:p>668</text:p>
          </table:table-cell>
          <table:table-cell table:style-name="ce9" office:value-type="float" office:value="667" calcext:value-type="float">
            <text:p>667</text:p>
          </table:table-cell>
          <table:table-cell table:style-name="ce9" office:value-type="float" office:value="666" calcext:value-type="float">
            <text:p>666</text:p>
          </table:table-cell>
          <table:table-cell table:style-name="ce9" office:value-type="float" office:value="665" calcext:value-type="float">
            <text:p>665</text:p>
          </table:table-cell>
          <table:table-cell table:style-name="ce9" office:value-type="float" office:value="664" calcext:value-type="float">
            <text:p>664</text:p>
          </table:table-cell>
          <table:table-cell table:style-name="ce9" office:value-type="float" office:value="663" calcext:value-type="float">
            <text:p>663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661" calcext:value-type="float">
            <text:p>661</text:p>
          </table:table-cell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659" calcext:value-type="float">
            <text:p>659</text:p>
          </table:table-cell>
          <table:table-cell table:style-name="ce9" office:value-type="float" office:value="658" calcext:value-type="float">
            <text:p>658</text:p>
          </table:table-cell>
          <table:table-cell table:style-name="ce9" office:value-type="float" office:value="657" calcext:value-type="float">
            <text:p>657</text:p>
          </table:table-cell>
          <table:table-cell table:style-name="ce9" office:value-type="float" office:value="656" calcext:value-type="float">
            <text:p>656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653" calcext:value-type="float">
            <text:p>653</text:p>
          </table:table-cell>
          <table:table-cell table:style-name="ce9" office:value-type="float" office:value="652" calcext:value-type="float">
            <text:p>652</text:p>
          </table:table-cell>
          <table:table-cell table:style-name="ce9" office:value-type="float" office:value="651" calcext:value-type="float">
            <text:p>651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649" calcext:value-type="float">
            <text:p>649</text:p>
          </table:table-cell>
          <table:table-cell table:style-name="ce9" office:value-type="float" office:value="648" calcext:value-type="float">
            <text:p>648</text:p>
          </table:table-cell>
          <table:table-cell table:style-name="ce9" office:value-type="float" office:value="647" calcext:value-type="float">
            <text:p>647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643" calcext:value-type="float">
            <text:p>643</text:p>
          </table:table-cell>
          <table:table-cell table:style-name="ce9" office:value-type="float" office:value="642" calcext:value-type="float">
            <text:p>642</text:p>
          </table:table-cell>
          <table:table-cell table:style-name="ce9" office:value-type="float" office:value="641" calcext:value-type="float">
            <text:p>641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639" calcext:value-type="float">
            <text:p>639</text:p>
          </table:table-cell>
          <table:table-cell table:style-name="ce9" office:value-type="float" office:value="638" calcext:value-type="float">
            <text:p>638</text:p>
          </table:table-cell>
          <table:table-cell table:style-name="ce9" office:value-type="float" office:value="637" calcext:value-type="float">
            <text:p>637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635" calcext:value-type="float">
            <text:p>635</text:p>
          </table:table-cell>
          <table:table-cell table:style-name="ce9" office:value-type="float" office:value="634" calcext:value-type="float">
            <text:p>634</text:p>
          </table:table-cell>
          <table:table-cell table:style-name="ce9" office:value-type="float" office:value="633" calcext:value-type="float">
            <text:p>633</text:p>
          </table:table-cell>
          <table:table-cell table:style-name="ce9" office:value-type="float" office:value="632" calcext:value-type="float">
            <text:p>632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629" calcext:value-type="float">
            <text:p>629</text:p>
          </table:table-cell>
          <table:table-cell table:style-name="ce9" office:value-type="float" office:value="628" calcext:value-type="float">
            <text:p>628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float" office:value="626" calcext:value-type="float">
            <text:p>626</text:p>
          </table:table-cell>
          <table:table-cell table:style-name="ce9" office:value-type="float" office:value="625" calcext:value-type="float">
            <text:p>625</text:p>
          </table:table-cell>
          <table:table-cell table:style-name="ce9" office:value-type="float" office:value="624" calcext:value-type="float">
            <text:p>624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621" calcext:value-type="float">
            <text:p>621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619" calcext:value-type="float">
            <text:p>619</text:p>
          </table:table-cell>
          <table:table-cell table:style-name="ce9" office:value-type="float" office:value="618" calcext:value-type="float">
            <text:p>618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616" calcext:value-type="float">
            <text:p>616</text:p>
          </table:table-cell>
          <table:table-cell table:style-name="ce9" office:value-type="float" office:value="615" calcext:value-type="float">
            <text:p>615</text:p>
          </table:table-cell>
          <table:table-cell table:style-name="ce9" office:value-type="float" office:value="614" calcext:value-type="float">
            <text:p>614</text:p>
          </table:table-cell>
          <table:table-cell table:style-name="ce9" office:value-type="float" office:value="613" calcext:value-type="float">
            <text:p>613</text:p>
          </table:table-cell>
          <table:table-cell table:style-name="ce9" office:value-type="float" office:value="612" calcext:value-type="float">
            <text:p>612</text:p>
          </table:table-cell>
          <table:table-cell table:style-name="ce9" office:value-type="float" office:value="611" calcext:value-type="float">
            <text:p>611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609" calcext:value-type="float">
            <text:p>609</text:p>
          </table:table-cell>
          <table:table-cell table:style-name="ce9" office:value-type="float" office:value="608" calcext:value-type="float">
            <text:p>608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float" office:value="606" calcext:value-type="float">
            <text:p>606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float" office:value="604" calcext:value-type="float">
            <text:p>604</text:p>
          </table:table-cell>
          <table:table-cell table:style-name="ce9" office:value-type="float" office:value="603" calcext:value-type="float">
            <text:p>603</text:p>
          </table:table-cell>
          <table:table-cell table:style-name="ce9" office:value-type="float" office:value="602" calcext:value-type="float">
            <text:p>602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599" calcext:value-type="float">
            <text:p>599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float" office:value="597" calcext:value-type="float">
            <text:p>597</text:p>
          </table:table-cell>
          <table:table-cell table:style-name="ce9" office:value-type="float" office:value="596" calcext:value-type="float">
            <text:p>596</text:p>
          </table:table-cell>
        </table:table-row>
        <table:table-row table:style-name="ro2" table:number-rows-repeated="40">
          <table:table-cell table:number-columns-repeated="3"/>
          <table:table-cell table:style-name="ce4" table:number-columns-repeated="2"/>
          <table:table-cell table:number-columns-repeated="85"/>
        </table:table-row>
        <table:table-row table:style-name="ro2" table:number-rows-repeated="1048527">
          <table:table-cell table:number-columns-repeated="90"/>
        </table:table-row>
        <table:table-row table:style-name="ro2">
          <table:table-cell table:number-columns-repeated="90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6" table:number-columns-repeated="9" table:default-cell-style-name="ce1"/>
        <table:table-column table:style-name="co7" table:default-cell-style-name="ce2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THIRTEENTH</text:p>
          </table:table-cell>
          <table:table-cell office:value-type="string" calcext:value-type="string">
            <text:p>RED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CONCATENATE(CONCATENATE(&quot;int &quot;; [.A1];&quot;_ROW[NUM_OF_PIXELS_PER_ROW] = { &quot;; [.C1];&quot;, &quot;;[.D1];&quot;, &quot;;[.E1];&quot;, &quot;;[.F1];&quot;, &quot;;[.G1];&quot;, &quot;;[.H1];&quot;, &quot;;[.I1];&quot;, &quot;;[.J1];&quot;, &quot;;[.K1];&quot;, &quot;;[.L1]; &quot; };&quot;))" office:value-type="string" office:string-value="int THIRTEENTH_ROW[NUM_OF_PIXELS_PER_ROW] = { 120, 121, 122, 123, 124, 125, 126, 127, 128, 129 };" calcext:value-type="string">
            <text:p>int THIRTEENTH_ROW[NUM_OF_PIXELS_PER_ROW] = { 120, 121, 122, 123, 124, 125, 126, 127, 128, 129 };</text:p>
          </table:table-cell>
          <table:table-cell table:style-name="ce2" table:formula="of:=CONCATENATE(&quot;strip.setPixelColor(&quot;; [.A1]; &quot;_ROW[COUNTER], &quot;; [.B1];&quot;);&quot;)" office:value-type="string" office:string-value="strip.setPixelColor(THIRTEENTH_ROW[COUNTER], RED);" calcext:value-type="string">
            <text:p>strip.setPixelColor(THIRTEENTH_ROW[COUNTER], RED);</text:p>
          </table:table-cell>
          <table:table-cell table:style-name="ce2" table:formula="of:=CONCATENATE(&quot;strip.fill(OFF, &quot;; [.A1]; &quot;_ROW[0], COUNTER);&quot;)" office:value-type="string" office:string-value="strip.fill(OFF, THIRTEENTH_ROW[0], COUNTER);" calcext:value-type="string">
            <text:p>strip.fill(OFF, THIRTEENTH_ROW[0], COUNTER);</text:p>
          </table:table-cell>
        </table:table-row>
        <table:table-row table:style-name="ro2">
          <table:table-cell office:value-type="string" calcext:value-type="string">
            <text:p>FOURTEENTH</text:p>
          </table:table-cell>
          <table:table-cell office:value-type="string" calcext:value-type="string">
            <text:p>ORANGE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formula="of:=CONCATENATE(CONCATENATE(&quot;int &quot;; [.A2];&quot;_ROW[NUM_OF_PIXELS_PER_ROW] = { &quot;; [.C2];&quot;, &quot;;[.D2];&quot;, &quot;;[.E2];&quot;, &quot;;[.F2];&quot;, &quot;;[.G2];&quot;, &quot;;[.H2];&quot;, &quot;;[.I2];&quot;, &quot;;[.J2];&quot;, &quot;;[.K2];&quot;, &quot;;[.L2]; &quot; };&quot;))" office:value-type="string" office:string-value="int FOURTEENTH_ROW[NUM_OF_PIXELS_PER_ROW] = { 130, 131, 132, 133, 134, 135, 136, 137, 138, 139 };" calcext:value-type="string">
            <text:p>int FOURTEENTH_ROW[NUM_OF_PIXELS_PER_ROW] = { 130, 131, 132, 133, 134, 135, 136, 137, 138, 139 };</text:p>
          </table:table-cell>
          <table:table-cell table:style-name="ce2" table:formula="of:=CONCATENATE(&quot;strip.setPixelColor(&quot;; [.A2]; &quot;_ROW[COUNTER], &quot;; [.B2];&quot;);&quot;)" office:value-type="string" office:string-value="strip.setPixelColor(FOURTEENTH_ROW[COUNTER], ORANGE);" calcext:value-type="string">
            <text:p>strip.setPixelColor(FOURTEENTH_ROW[COUNTER], ORANGE);</text:p>
          </table:table-cell>
          <table:table-cell table:style-name="ce2" table:formula="of:=CONCATENATE(&quot;strip.fill(OFF, &quot;; [.A2]; &quot;_ROW[0], COUNTER);&quot;)" office:value-type="string" office:string-value="strip.fill(OFF, FOURTEENTH_ROW[0], COUNTER);" calcext:value-type="string">
            <text:p>strip.fill(OFF, FOURTEENTH_ROW[0], COUNTER);</text:p>
          </table:table-cell>
        </table:table-row>
        <table:table-row table:style-name="ro2">
          <table:table-cell office:value-type="string" calcext:value-type="string">
            <text:p>FIFTEENTH</text:p>
          </table:table-cell>
          <table:table-cell office:value-type="string" calcext:value-type="string">
            <text:p>YELLOW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formula="of:=CONCATENATE(CONCATENATE(&quot;int &quot;; [.A3];&quot;_ROW[NUM_OF_PIXELS_PER_ROW] = { &quot;; [.C3];&quot;, &quot;;[.D3];&quot;, &quot;;[.E3];&quot;, &quot;;[.F3];&quot;, &quot;;[.G3];&quot;, &quot;;[.H3];&quot;, &quot;;[.I3];&quot;, &quot;;[.J3];&quot;, &quot;;[.K3];&quot;, &quot;;[.L3]; &quot; };&quot;))" office:value-type="string" office:string-value="int FIFTEENTH_ROW[NUM_OF_PIXELS_PER_ROW] = { 140, 141, 142, 143, 144, 145, 146, 147, 148, 149 };" calcext:value-type="string">
            <text:p>int FIFTEENTH_ROW[NUM_OF_PIXELS_PER_ROW] = { 140, 141, 142, 143, 144, 145, 146, 147, 148, 149 };</text:p>
          </table:table-cell>
          <table:table-cell table:style-name="ce2" table:formula="of:=CONCATENATE(&quot;strip.setPixelColor(&quot;; [.A3]; &quot;_ROW[COUNTER], &quot;; [.B3];&quot;);&quot;)" office:value-type="string" office:string-value="strip.setPixelColor(FIFTEENTH_ROW[COUNTER], YELLOW);" calcext:value-type="string">
            <text:p>strip.setPixelColor(FIFTEENTH_ROW[COUNTER], YELLOW);</text:p>
          </table:table-cell>
          <table:table-cell table:style-name="ce2" table:formula="of:=CONCATENATE(&quot;strip.fill(OFF, &quot;; [.A3]; &quot;_ROW[0], COUNTER);&quot;)" office:value-type="string" office:string-value="strip.fill(OFF, FIFTEENTH_ROW[0], COUNTER);" calcext:value-type="string">
            <text:p>strip.fill(OFF, FIFTEENTH_ROW[0], COUNTER);</text:p>
          </table:table-cell>
        </table:table-row>
        <table:table-row table:style-name="ro2">
          <table:table-cell office:value-type="string" calcext:value-type="string">
            <text:p>SIXTEENTH</text:p>
          </table:table-cell>
          <table:table-cell office:value-type="string" calcext:value-type="string">
            <text:p>GREEN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CONCATENATE(CONCATENATE(&quot;int &quot;; [.A4];&quot;_ROW[NUM_OF_PIXELS_PER_ROW] = { &quot;; [.C4];&quot;, &quot;;[.D4];&quot;, &quot;;[.E4];&quot;, &quot;;[.F4];&quot;, &quot;;[.G4];&quot;, &quot;;[.H4];&quot;, &quot;;[.I4];&quot;, &quot;;[.J4];&quot;, &quot;;[.K4];&quot;, &quot;;[.L4]; &quot; };&quot;))" office:value-type="string" office:string-value="int SIXTEENTH_ROW[NUM_OF_PIXELS_PER_ROW] = { 150, 151, 152, 153, 154, 155, 156, 157, 158, 159 };" calcext:value-type="string">
            <text:p>int SIXTEENTH_ROW[NUM_OF_PIXELS_PER_ROW] = { 150, 151, 152, 153, 154, 155, 156, 157, 158, 159 };</text:p>
          </table:table-cell>
          <table:table-cell table:style-name="ce2" table:formula="of:=CONCATENATE(&quot;strip.setPixelColor(&quot;; [.A4]; &quot;_ROW[COUNTER], &quot;; [.B4];&quot;);&quot;)" office:value-type="string" office:string-value="strip.setPixelColor(SIXTEENTH_ROW[COUNTER], GREEN);" calcext:value-type="string">
            <text:p>strip.setPixelColor(SIXTEENTH_ROW[COUNTER], GREEN);</text:p>
          </table:table-cell>
          <table:table-cell table:style-name="ce2" table:formula="of:=CONCATENATE(&quot;strip.fill(OFF, &quot;; [.A4]; &quot;_ROW[0], COUNTER);&quot;)" office:value-type="string" office:string-value="strip.fill(OFF, SIXTEENTH_ROW[0], COUNTER);" calcext:value-type="string">
            <text:p>strip.fill(OFF, SIXTEENTH_ROW[0], COUNTER);</text:p>
          </table:table-cell>
        </table:table-row>
        <table:table-row table:style-name="ro2">
          <table:table-cell office:value-type="string" calcext:value-type="string">
            <text:p>SEVENTEENTH</text:p>
          </table:table-cell>
          <table:table-cell office:value-type="string" calcext:value-type="string">
            <text:p>BLUE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formula="of:=CONCATENATE(CONCATENATE(&quot;int &quot;; [.A5];&quot;_ROW[NUM_OF_PIXELS_PER_ROW] = { &quot;; [.C5];&quot;, &quot;;[.D5];&quot;, &quot;;[.E5];&quot;, &quot;;[.F5];&quot;, &quot;;[.G5];&quot;, &quot;;[.H5];&quot;, &quot;;[.I5];&quot;, &quot;;[.J5];&quot;, &quot;;[.K5];&quot;, &quot;;[.L5]; &quot; };&quot;))" office:value-type="string" office:string-value="int SEVENTEENTH_ROW[NUM_OF_PIXELS_PER_ROW] = { 160, 161, 162, 163, 164, 165, 166, 167, 168, 169 };" calcext:value-type="string">
            <text:p>int SEVENTEENTH_ROW[NUM_OF_PIXELS_PER_ROW] = { 160, 161, 162, 163, 164, 165, 166, 167, 168, 169 };</text:p>
          </table:table-cell>
          <table:table-cell table:style-name="ce2" table:formula="of:=CONCATENATE(&quot;strip.setPixelColor(&quot;; [.A5]; &quot;_ROW[COUNTER], &quot;; [.B5];&quot;);&quot;)" office:value-type="string" office:string-value="strip.setPixelColor(SEVENTEENTH_ROW[COUNTER], BLUE);" calcext:value-type="string">
            <text:p>strip.setPixelColor(SEVENTEENTH_ROW[COUNTER], BLUE);</text:p>
          </table:table-cell>
          <table:table-cell table:style-name="ce2" table:formula="of:=CONCATENATE(&quot;strip.fill(OFF, &quot;; [.A5]; &quot;_ROW[0], COUNTER);&quot;)" office:value-type="string" office:string-value="strip.fill(OFF, SEVENTEENTH_ROW[0], COUNTER);" calcext:value-type="string">
            <text:p>strip.fill(OFF, SEVENTEENTH_ROW[0], COUNTER);</text:p>
          </table:table-cell>
        </table:table-row>
        <table:table-row table:style-name="ro2">
          <table:table-cell office:value-type="string" calcext:value-type="string">
            <text:p>EIGHTEENTH</text:p>
          </table:table-cell>
          <table:table-cell office:value-type="string" calcext:value-type="string">
            <text:p>INDIGO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formula="of:=CONCATENATE(CONCATENATE(&quot;int &quot;; [.A6];&quot;_ROW[NUM_OF_PIXELS_PER_ROW] = { &quot;; [.C6];&quot;, &quot;;[.D6];&quot;, &quot;;[.E6];&quot;, &quot;;[.F6];&quot;, &quot;;[.G6];&quot;, &quot;;[.H6];&quot;, &quot;;[.I6];&quot;, &quot;;[.J6];&quot;, &quot;;[.K6];&quot;, &quot;;[.L6]; &quot; };&quot;))" office:value-type="string" office:string-value="int EIGHTEENTH_ROW[NUM_OF_PIXELS_PER_ROW] = { 170, 171, 172, 173, 174, 175, 176, 177, 178, 179 };" calcext:value-type="string">
            <text:p>int EIGHTEENTH_ROW[NUM_OF_PIXELS_PER_ROW] = { 170, 171, 172, 173, 174, 175, 176, 177, 178, 179 };</text:p>
          </table:table-cell>
          <table:table-cell table:style-name="ce2" table:formula="of:=CONCATENATE(&quot;strip.setPixelColor(&quot;; [.A6]; &quot;_ROW[COUNTER], &quot;; [.B6];&quot;);&quot;)" office:value-type="string" office:string-value="strip.setPixelColor(EIGHTEENTH_ROW[COUNTER], INDIGO);" calcext:value-type="string">
            <text:p>strip.setPixelColor(EIGHTEENTH_ROW[COUNTER], INDIGO);</text:p>
          </table:table-cell>
          <table:table-cell table:style-name="ce2" table:formula="of:=CONCATENATE(&quot;strip.fill(OFF, &quot;; [.A6]; &quot;_ROW[0], COUNTER);&quot;)" office:value-type="string" office:string-value="strip.fill(OFF, EIGHTEENTH_ROW[0], COUNTER);" calcext:value-type="string">
            <text:p>strip.fill(OFF, EIGHTEENTH_ROW[0], COUNTER);</text:p>
          </table:table-cell>
        </table:table-row>
        <table:table-row table:style-name="ro2">
          <table:table-cell office:value-type="string" calcext:value-type="string">
            <text:p>NINETEENTH</text:p>
          </table:table-cell>
          <table:table-cell office:value-type="string" calcext:value-type="string">
            <text:p>RED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formula="of:=CONCATENATE(CONCATENATE(&quot;int &quot;; [.A7];&quot;_ROW[NUM_OF_PIXELS_PER_ROW] = { &quot;; [.C7];&quot;, &quot;;[.D7];&quot;, &quot;;[.E7];&quot;, &quot;;[.F7];&quot;, &quot;;[.G7];&quot;, &quot;;[.H7];&quot;, &quot;;[.I7];&quot;, &quot;;[.J7];&quot;, &quot;;[.K7];&quot;, &quot;;[.L7]; &quot; };&quot;))" office:value-type="string" office:string-value="int NINETEENTH_ROW[NUM_OF_PIXELS_PER_ROW] = { 180, 181, 182, 183, 184, 185, 186, 187, 188, 189 };" calcext:value-type="string">
            <text:p>int NINETEENTH_ROW[NUM_OF_PIXELS_PER_ROW] = { 180, 181, 182, 183, 184, 185, 186, 187, 188, 189 };</text:p>
          </table:table-cell>
          <table:table-cell table:style-name="ce2" table:formula="of:=CONCATENATE(&quot;strip.setPixelColor(&quot;; [.A7]; &quot;_ROW[COUNTER], &quot;; [.B7];&quot;);&quot;)" office:value-type="string" office:string-value="strip.setPixelColor(NINETEENTH_ROW[COUNTER], RED);" calcext:value-type="string">
            <text:p>strip.setPixelColor(NINETEENTH_ROW[COUNTER], RED);</text:p>
          </table:table-cell>
          <table:table-cell table:style-name="ce2" table:formula="of:=CONCATENATE(&quot;strip.fill(OFF, &quot;; [.A7]; &quot;_ROW[0], COUNTER);&quot;)" office:value-type="string" office:string-value="strip.fill(OFF, NINETEENTH_ROW[0], COUNTER);" calcext:value-type="string">
            <text:p>strip.fill(OFF, NINETEENTH_ROW[0], COUNTER);</text:p>
          </table:table-cell>
        </table:table-row>
        <table:table-row table:style-name="ro2">
          <table:table-cell office:value-type="string" calcext:value-type="string">
            <text:p>TWENTIETH</text:p>
          </table:table-cell>
          <table:table-cell office:value-type="string" calcext:value-type="string">
            <text:p>ORANGE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formula="of:=CONCATENATE(CONCATENATE(&quot;int &quot;; [.A8];&quot;_ROW[NUM_OF_PIXELS_PER_ROW] = { &quot;; [.C8];&quot;, &quot;;[.D8];&quot;, &quot;;[.E8];&quot;, &quot;;[.F8];&quot;, &quot;;[.G8];&quot;, &quot;;[.H8];&quot;, &quot;;[.I8];&quot;, &quot;;[.J8];&quot;, &quot;;[.K8];&quot;, &quot;;[.L8]; &quot; };&quot;))" office:value-type="string" office:string-value="int TWENTIETH_ROW[NUM_OF_PIXELS_PER_ROW] = { 190, 191, 192, 193, 194, 195, 196, 197, 198, 199 };" calcext:value-type="string">
            <text:p>int TWENTIETH_ROW[NUM_OF_PIXELS_PER_ROW] = { 190, 191, 192, 193, 194, 195, 196, 197, 198, 199 };</text:p>
          </table:table-cell>
          <table:table-cell table:style-name="ce2" table:formula="of:=CONCATENATE(&quot;strip.setPixelColor(&quot;; [.A8]; &quot;_ROW[COUNTER], &quot;; [.B8];&quot;);&quot;)" office:value-type="string" office:string-value="strip.setPixelColor(TWENTIETH_ROW[COUNTER], ORANGE);" calcext:value-type="string">
            <text:p>strip.setPixelColor(TWENTIETH_ROW[COUNTER], ORANGE);</text:p>
          </table:table-cell>
          <table:table-cell table:style-name="ce2" table:formula="of:=CONCATENATE(&quot;strip.fill(OFF, &quot;; [.A8]; &quot;_ROW[0], COUNTER);&quot;)" office:value-type="string" office:string-value="strip.fill(OFF, TWENTIETH_ROW[0], COUNTER);" calcext:value-type="string">
            <text:p>strip.fill(OFF, TWENTIETH_ROW[0], COUNTER);</text:p>
          </table:table-cell>
        </table:table-row>
        <table:table-row table:style-name="ro2">
          <table:table-cell office:value-type="string" calcext:value-type="string">
            <text:p>TWENTYFIRST</text:p>
          </table:table-cell>
          <table:table-cell office:value-type="string" calcext:value-type="string">
            <text:p>YELLOW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formula="of:=CONCATENATE(CONCATENATE(&quot;int &quot;; [.A9];&quot;_ROW[NUM_OF_PIXELS_PER_ROW] = { &quot;; [.C9];&quot;, &quot;;[.D9];&quot;, &quot;;[.E9];&quot;, &quot;;[.F9];&quot;, &quot;;[.G9];&quot;, &quot;;[.H9];&quot;, &quot;;[.I9];&quot;, &quot;;[.J9];&quot;, &quot;;[.K9];&quot;, &quot;;[.L9]; &quot; };&quot;))" office:value-type="string" office:string-value="int TWENTYFIRST_ROW[NUM_OF_PIXELS_PER_ROW] = { 200, 201, 202, 203, 204, 205, 206, 207, 208, 209 };" calcext:value-type="string">
            <text:p>int TWENTYFIRST_ROW[NUM_OF_PIXELS_PER_ROW] = { 200, 201, 202, 203, 204, 205, 206, 207, 208, 209 };</text:p>
          </table:table-cell>
          <table:table-cell table:style-name="ce2" table:formula="of:=CONCATENATE(&quot;strip.setPixelColor(&quot;; [.A9]; &quot;_ROW[COUNTER], &quot;; [.B9];&quot;);&quot;)" office:value-type="string" office:string-value="strip.setPixelColor(TWENTYFIRST_ROW[COUNTER], YELLOW);" calcext:value-type="string">
            <text:p>strip.setPixelColor(TWENTYFIRST_ROW[COUNTER], YELLOW);</text:p>
          </table:table-cell>
          <table:table-cell table:style-name="ce2" table:formula="of:=CONCATENATE(&quot;strip.fill(OFF, &quot;; [.A9]; &quot;_ROW[0], COUNTER);&quot;)" office:value-type="string" office:string-value="strip.fill(OFF, TWENTYFIRST_ROW[0], COUNTER);" calcext:value-type="string">
            <text:p>strip.fill(OFF, TWENTYFIRST_ROW[0], COUNTER);</text:p>
          </table:table-cell>
        </table:table-row>
        <table:table-row table:style-name="ro2">
          <table:table-cell office:value-type="string" calcext:value-type="string">
            <text:p>TWENTYSECOND</text:p>
          </table:table-cell>
          <table:table-cell office:value-type="string" calcext:value-type="string">
            <text:p>GREEN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formula="of:=CONCATENATE(CONCATENATE(&quot;int &quot;; [.A10];&quot;_ROW[NUM_OF_PIXELS_PER_ROW] = { &quot;; [.C10];&quot;, &quot;;[.D10];&quot;, &quot;;[.E10];&quot;, &quot;;[.F10];&quot;, &quot;;[.G10];&quot;, &quot;;[.H10];&quot;, &quot;;[.I10];&quot;, &quot;;[.J10];&quot;, &quot;;[.K10];&quot;, &quot;;[.L10]; &quot; };&quot;))" office:value-type="string" office:string-value="int TWENTYSECOND_ROW[NUM_OF_PIXELS_PER_ROW] = { 210, 211, 212, 213, 214, 215, 216, 217, 218, 219 };" calcext:value-type="string">
            <text:p>int TWENTYSECOND_ROW[NUM_OF_PIXELS_PER_ROW] = { 210, 211, 212, 213, 214, 215, 216, 217, 218, 219 };</text:p>
          </table:table-cell>
          <table:table-cell table:style-name="ce2" table:formula="of:=CONCATENATE(&quot;strip.setPixelColor(&quot;; [.A10]; &quot;_ROW[COUNTER], &quot;; [.B10];&quot;);&quot;)" office:value-type="string" office:string-value="strip.setPixelColor(TWENTYSECOND_ROW[COUNTER], GREEN);" calcext:value-type="string">
            <text:p>strip.setPixelColor(TWENTYSECOND_ROW[COUNTER], GREEN);</text:p>
          </table:table-cell>
          <table:table-cell table:style-name="ce2" table:formula="of:=CONCATENATE(&quot;strip.fill(OFF, &quot;; [.A10]; &quot;_ROW[0], COUNTER);&quot;)" office:value-type="string" office:string-value="strip.fill(OFF, TWENTYSECOND_ROW[0], COUNTER);" calcext:value-type="string">
            <text:p>strip.fill(OFF, TWENTYSECOND_ROW[0], COUNTER);</text:p>
          </table:table-cell>
        </table:table-row>
        <table:table-row table:style-name="ro2">
          <table:table-cell office:value-type="string" calcext:value-type="string">
            <text:p>TWENTYTHIRD</text:p>
          </table:table-cell>
          <table:table-cell office:value-type="string" calcext:value-type="string">
            <text:p>BLUE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formula="of:=CONCATENATE(CONCATENATE(&quot;int &quot;; [.A11];&quot;_ROW[NUM_OF_PIXELS_PER_ROW] = { &quot;; [.C11];&quot;, &quot;;[.D11];&quot;, &quot;;[.E11];&quot;, &quot;;[.F11];&quot;, &quot;;[.G11];&quot;, &quot;;[.H11];&quot;, &quot;;[.I11];&quot;, &quot;;[.J11];&quot;, &quot;;[.K11];&quot;, &quot;;[.L11]; &quot; };&quot;))" office:value-type="string" office:string-value="int TWENTYTHIRD_ROW[NUM_OF_PIXELS_PER_ROW] = { 220, 221, 222, 223, 224, 225, 226, 227, 228, 229 };" calcext:value-type="string">
            <text:p>int TWENTYTHIRD_ROW[NUM_OF_PIXELS_PER_ROW] = { 220, 221, 222, 223, 224, 225, 226, 227, 228, 229 };</text:p>
          </table:table-cell>
          <table:table-cell table:style-name="ce2" table:formula="of:=CONCATENATE(&quot;strip.setPixelColor(&quot;; [.A11]; &quot;_ROW[COUNTER], &quot;; [.B11];&quot;);&quot;)" office:value-type="string" office:string-value="strip.setPixelColor(TWENTYTHIRD_ROW[COUNTER], BLUE);" calcext:value-type="string">
            <text:p>strip.setPixelColor(TWENTYTHIRD_ROW[COUNTER], BLUE);</text:p>
          </table:table-cell>
          <table:table-cell table:style-name="ce2" table:formula="of:=CONCATENATE(&quot;strip.fill(OFF, &quot;; [.A11]; &quot;_ROW[0], COUNTER);&quot;)" office:value-type="string" office:string-value="strip.fill(OFF, TWENTYTHIRD_ROW[0], COUNTER);" calcext:value-type="string">
            <text:p>strip.fill(OFF, TWENTYTHIRD_ROW[0], COUNTER);</text:p>
          </table:table-cell>
        </table:table-row>
        <table:table-row table:style-name="ro2">
          <table:table-cell office:value-type="string" calcext:value-type="string">
            <text:p>TWENTYFOURTH</text:p>
          </table:table-cell>
          <table:table-cell office:value-type="string" calcext:value-type="string">
            <text:p>INDIGO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formula="of:=CONCATENATE(CONCATENATE(&quot;int &quot;; [.A12];&quot;_ROW[NUM_OF_PIXELS_PER_ROW] = { &quot;; [.C12];&quot;, &quot;;[.D12];&quot;, &quot;;[.E12];&quot;, &quot;;[.F12];&quot;, &quot;;[.G12];&quot;, &quot;;[.H12];&quot;, &quot;;[.I12];&quot;, &quot;;[.J12];&quot;, &quot;;[.K12];&quot;, &quot;;[.L12]; &quot; };&quot;))" office:value-type="string" office:string-value="int TWENTYFOURTH_ROW[NUM_OF_PIXELS_PER_ROW] = { 230, 231, 232, 233, 234, 235, 236, 237, 238, 239 };" calcext:value-type="string">
            <text:p>int TWENTYFOURTH_ROW[NUM_OF_PIXELS_PER_ROW] = { 230, 231, 232, 233, 234, 235, 236, 237, 238, 239 };</text:p>
          </table:table-cell>
          <table:table-cell table:style-name="ce2" table:formula="of:=CONCATENATE(&quot;strip.setPixelColor(&quot;; [.A12]; &quot;_ROW[COUNTER], &quot;; [.B12];&quot;);&quot;)" office:value-type="string" office:string-value="strip.setPixelColor(TWENTYFOURTH_ROW[COUNTER], INDIGO);" calcext:value-type="string">
            <text:p>strip.setPixelColor(TWENTYFOURTH_ROW[COUNTER], INDIGO);</text:p>
          </table:table-cell>
          <table:table-cell table:style-name="ce2" table:formula="of:=CONCATENATE(&quot;strip.fill(OFF, &quot;; [.A12]; &quot;_ROW[0], COUNTER);&quot;)" office:value-type="string" office:string-value="strip.fill(OFF, TWENTYFOURTH_ROW[0], COUNTER);" calcext:value-type="string">
            <text:p>strip.fill(OFF, TWENTYFOURTH_ROW[0], COUNTER);</text:p>
          </table:table-cell>
        </table:table-row>
        <table:table-row table:style-name="ro2">
          <table:table-cell office:value-type="string" calcext:value-type="string">
            <text:p>TWENTYFIFTH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formula="of:=CONCATENATE(CONCATENATE(&quot;int &quot;; [.A13];&quot;_ROW[NUM_OF_PIXELS_PER_ROW] = { &quot;; [.C13];&quot;, &quot;;[.D13];&quot;, &quot;;[.E13];&quot;, &quot;;[.F13];&quot;, &quot;;[.G13];&quot;, &quot;;[.H13];&quot;, &quot;;[.I13];&quot;, &quot;;[.J13];&quot;, &quot;;[.K13];&quot;, &quot;;[.L13]; &quot; };&quot;))" office:value-type="string" office:string-value="int TWENTYFIFTH_ROW[NUM_OF_PIXELS_PER_ROW] = { 240, 241, 242, 243, 244, 245, 246, 247, 248, 249 };" calcext:value-type="string">
            <text:p>int TWENTYFIFTH_ROW[NUM_OF_PIXELS_PER_ROW] = { 240, 241, 242, 243, 244, 245, 246, 247, 248, 249 };</text:p>
          </table:table-cell>
          <table:table-cell table:style-name="ce2" table:formula="of:=CONCATENATE(&quot;strip.setPixelColor(&quot;; [.A13]; &quot;_ROW[COUNTER], &quot;; [.B13];&quot;);&quot;)" office:value-type="string" office:string-value="strip.setPixelColor(TWENTYFIFTH_ROW[COUNTER], RED);" calcext:value-type="string">
            <text:p>strip.setPixelColor(TWENTYFIFTH_ROW[COUNTER], RED);</text:p>
          </table:table-cell>
          <table:table-cell table:style-name="ce2" table:formula="of:=CONCATENATE(&quot;strip.fill(OFF, &quot;; [.A13]; &quot;_ROW[0], COUNTER);&quot;)" office:value-type="string" office:string-value="strip.fill(OFF, TWENTYFIFTH_ROW[0], COUNTER);" calcext:value-type="string">
            <text:p>strip.fill(OFF, TWENTYFIFTH_ROW[0], COUNTER);</text:p>
          </table:table-cell>
        </table:table-row>
        <table:table-row table:style-name="ro2">
          <table:table-cell office:value-type="string" calcext:value-type="string">
            <text:p>TWENTYSIXTH</text:p>
          </table:table-cell>
          <table:table-cell office:value-type="string" calcext:value-type="string">
            <text:p>ORANGE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formula="of:=CONCATENATE(CONCATENATE(&quot;int &quot;; [.A14];&quot;_ROW[NUM_OF_PIXELS_PER_ROW] = { &quot;; [.C14];&quot;, &quot;;[.D14];&quot;, &quot;;[.E14];&quot;, &quot;;[.F14];&quot;, &quot;;[.G14];&quot;, &quot;;[.H14];&quot;, &quot;;[.I14];&quot;, &quot;;[.J14];&quot;, &quot;;[.K14];&quot;, &quot;;[.L14]; &quot; };&quot;))" office:value-type="string" office:string-value="int TWENTYSIXTH_ROW[NUM_OF_PIXELS_PER_ROW] = { 250, 251, 252, 253, 254, 255, 256, 257, 258, 259 };" calcext:value-type="string">
            <text:p>int TWENTYSIXTH_ROW[NUM_OF_PIXELS_PER_ROW] = { 250, 251, 252, 253, 254, 255, 256, 257, 258, 259 };</text:p>
          </table:table-cell>
          <table:table-cell table:style-name="ce2" table:formula="of:=CONCATENATE(&quot;strip.setPixelColor(&quot;; [.A14]; &quot;_ROW[COUNTER], &quot;; [.B14];&quot;);&quot;)" office:value-type="string" office:string-value="strip.setPixelColor(TWENTYSIXTH_ROW[COUNTER], ORANGE);" calcext:value-type="string">
            <text:p>strip.setPixelColor(TWENTYSIXTH_ROW[COUNTER], ORANGE);</text:p>
          </table:table-cell>
          <table:table-cell table:style-name="ce2" table:formula="of:=CONCATENATE(&quot;strip.fill(OFF, &quot;; [.A14]; &quot;_ROW[0], COUNTER);&quot;)" office:value-type="string" office:string-value="strip.fill(OFF, TWENTYSIXTH_ROW[0], COUNTER);" calcext:value-type="string">
            <text:p>strip.fill(OFF, TWENTYSIXTH_ROW[0], COUNTER);</text:p>
          </table:table-cell>
        </table:table-row>
        <table:table-row table:style-name="ro2">
          <table:table-cell office:value-type="string" calcext:value-type="string">
            <text:p>TWENTYSEVENTH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formula="of:=CONCATENATE(CONCATENATE(&quot;int &quot;; [.A15];&quot;_ROW[NUM_OF_PIXELS_PER_ROW] = { &quot;; [.C15];&quot;, &quot;;[.D15];&quot;, &quot;;[.E15];&quot;, &quot;;[.F15];&quot;, &quot;;[.G15];&quot;, &quot;;[.H15];&quot;, &quot;;[.I15];&quot;, &quot;;[.J15];&quot;, &quot;;[.K15];&quot;, &quot;;[.L15]; &quot; };&quot;))" office:value-type="string" office:string-value="int TWENTYSEVENTH_ROW[NUM_OF_PIXELS_PER_ROW] = { 260, 261, 262, 263, 264, 265, 266, 267, 268, 269 };" calcext:value-type="string">
            <text:p>int TWENTYSEVENTH_ROW[NUM_OF_PIXELS_PER_ROW] = { 260, 261, 262, 263, 264, 265, 266, 267, 268, 269 };</text:p>
          </table:table-cell>
          <table:table-cell table:style-name="ce2" table:formula="of:=CONCATENATE(&quot;strip.setPixelColor(&quot;; [.A15]; &quot;_ROW[COUNTER], &quot;; [.B15];&quot;);&quot;)" office:value-type="string" office:string-value="strip.setPixelColor(TWENTYSEVENTH_ROW[COUNTER], YELLOW);" calcext:value-type="string">
            <text:p>strip.setPixelColor(TWENTYSEVENTH_ROW[COUNTER], YELLOW);</text:p>
          </table:table-cell>
          <table:table-cell table:style-name="ce2" table:formula="of:=CONCATENATE(&quot;strip.fill(OFF, &quot;; [.A15]; &quot;_ROW[0], COUNTER);&quot;)" office:value-type="string" office:string-value="strip.fill(OFF, TWENTYSEVENTH_ROW[0], COUNTER);" calcext:value-type="string">
            <text:p>strip.fill(OFF, TWENTYSEVENTH_ROW[0], COUNTER);</text:p>
          </table:table-cell>
        </table:table-row>
        <table:table-row table:style-name="ro2">
          <table:table-cell office:value-type="string" calcext:value-type="string">
            <text:p>TWENTYEIGHTH</text:p>
          </table:table-cell>
          <table:table-cell office:value-type="string" calcext:value-type="string">
            <text:p>GREEN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formula="of:=CONCATENATE(CONCATENATE(&quot;int &quot;; [.A16];&quot;_ROW[NUM_OF_PIXELS_PER_ROW] = { &quot;; [.C16];&quot;, &quot;;[.D16];&quot;, &quot;;[.E16];&quot;, &quot;;[.F16];&quot;, &quot;;[.G16];&quot;, &quot;;[.H16];&quot;, &quot;;[.I16];&quot;, &quot;;[.J16];&quot;, &quot;;[.K16];&quot;, &quot;;[.L16]; &quot; };&quot;))" office:value-type="string" office:string-value="int TWENTYEIGHTH_ROW[NUM_OF_PIXELS_PER_ROW] = { 270, 271, 272, 273, 274, 275, 276, 277, 278, 279 };" calcext:value-type="string">
            <text:p>int TWENTYEIGHTH_ROW[NUM_OF_PIXELS_PER_ROW] = { 270, 271, 272, 273, 274, 275, 276, 277, 278, 279 };</text:p>
          </table:table-cell>
          <table:table-cell table:style-name="ce2" table:formula="of:=CONCATENATE(&quot;strip.setPixelColor(&quot;; [.A16]; &quot;_ROW[COUNTER], &quot;; [.B16];&quot;);&quot;)" office:value-type="string" office:string-value="strip.setPixelColor(TWENTYEIGHTH_ROW[COUNTER], GREEN);" calcext:value-type="string">
            <text:p>strip.setPixelColor(TWENTYEIGHTH_ROW[COUNTER], GREEN);</text:p>
          </table:table-cell>
          <table:table-cell table:style-name="ce2" table:formula="of:=CONCATENATE(&quot;strip.fill(OFF, &quot;; [.A16]; &quot;_ROW[0], COUNTER);&quot;)" office:value-type="string" office:string-value="strip.fill(OFF, TWENTYEIGHTH_ROW[0], COUNTER);" calcext:value-type="string">
            <text:p>strip.fill(OFF, TWENTYEIGHTH_ROW[0], COUNTER);</text:p>
          </table:table-cell>
        </table:table-row>
        <table:table-row table:style-name="ro2">
          <table:table-cell office:value-type="string" calcext:value-type="string">
            <text:p>TWENTYNINTH</text:p>
          </table:table-cell>
          <table:table-cell office:value-type="string" calcext:value-type="string">
            <text:p>BLUE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formula="of:=CONCATENATE(CONCATENATE(&quot;int &quot;; [.A17];&quot;_ROW[NUM_OF_PIXELS_PER_ROW] = { &quot;; [.C17];&quot;, &quot;;[.D17];&quot;, &quot;;[.E17];&quot;, &quot;;[.F17];&quot;, &quot;;[.G17];&quot;, &quot;;[.H17];&quot;, &quot;;[.I17];&quot;, &quot;;[.J17];&quot;, &quot;;[.K17];&quot;, &quot;;[.L17]; &quot; };&quot;))" office:value-type="string" office:string-value="int TWENTYNINTH_ROW[NUM_OF_PIXELS_PER_ROW] = { 280, 281, 282, 283, 284, 285, 286, 287, 288, 289 };" calcext:value-type="string">
            <text:p>int TWENTYNINTH_ROW[NUM_OF_PIXELS_PER_ROW] = { 280, 281, 282, 283, 284, 285, 286, 287, 288, 289 };</text:p>
          </table:table-cell>
          <table:table-cell table:style-name="ce2" table:formula="of:=CONCATENATE(&quot;strip.setPixelColor(&quot;; [.A17]; &quot;_ROW[COUNTER], &quot;; [.B17];&quot;);&quot;)" office:value-type="string" office:string-value="strip.setPixelColor(TWENTYNINTH_ROW[COUNTER], BLUE);" calcext:value-type="string">
            <text:p>strip.setPixelColor(TWENTYNINTH_ROW[COUNTER], BLUE);</text:p>
          </table:table-cell>
          <table:table-cell table:style-name="ce2" table:formula="of:=CONCATENATE(&quot;strip.fill(OFF, &quot;; [.A17]; &quot;_ROW[0], COUNTER);&quot;)" office:value-type="string" office:string-value="strip.fill(OFF, TWENTYNINTH_ROW[0], COUNTER);" calcext:value-type="string">
            <text:p>strip.fill(OFF, TWENTYNINTH_ROW[0], COUNTER);</text:p>
          </table:table-cell>
        </table:table-row>
        <table:table-row table:style-name="ro2">
          <table:table-cell office:value-type="string" calcext:value-type="string">
            <text:p>THIRTIETH</text:p>
          </table:table-cell>
          <table:table-cell office:value-type="string" calcext:value-type="string">
            <text:p>INDIGO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formula="of:=CONCATENATE(CONCATENATE(&quot;int &quot;; [.A18];&quot;_ROW[NUM_OF_PIXELS_PER_ROW] = { &quot;; [.C18];&quot;, &quot;;[.D18];&quot;, &quot;;[.E18];&quot;, &quot;;[.F18];&quot;, &quot;;[.G18];&quot;, &quot;;[.H18];&quot;, &quot;;[.I18];&quot;, &quot;;[.J18];&quot;, &quot;;[.K18];&quot;, &quot;;[.L18]; &quot; };&quot;))" office:value-type="string" office:string-value="int THIRTIETH_ROW[NUM_OF_PIXELS_PER_ROW] = { 290, 291, 292, 293, 294, 295, 296, 297, 298, 299 };" calcext:value-type="string">
            <text:p>int THIRTIETH_ROW[NUM_OF_PIXELS_PER_ROW] = { 290, 291, 292, 293, 294, 295, 296, 297, 298, 299 };</text:p>
          </table:table-cell>
          <table:table-cell table:style-name="ce2" table:formula="of:=CONCATENATE(&quot;strip.setPixelColor(&quot;; [.A18]; &quot;_ROW[COUNTER], &quot;; [.B18];&quot;);&quot;)" office:value-type="string" office:string-value="strip.setPixelColor(THIRTIETH_ROW[COUNTER], INDIGO);" calcext:value-type="string">
            <text:p>strip.setPixelColor(THIRTIETH_ROW[COUNTER], INDIGO);</text:p>
          </table:table-cell>
          <table:table-cell table:style-name="ce2" table:formula="of:=CONCATENATE(&quot;strip.fill(OFF, &quot;; [.A18]; &quot;_ROW[0], COUNTER);&quot;)" office:value-type="string" office:string-value="strip.fill(OFF, THIRTIETH_ROW[0], COUNTER);" calcext:value-type="string">
            <text:p>strip.fill(OFF, THIRTIETH_ROW[0], COUNTER);</text:p>
          </table:table-cell>
        </table:table-row>
        <table:table-row table:style-name="ro2">
          <table:table-cell office:value-type="string" calcext:value-type="string">
            <text:p>THIRTYFIRST</text:p>
          </table:table-cell>
          <table:table-cell office:value-type="string" calcext:value-type="string">
            <text:p>RED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formula="of:=CONCATENATE(CONCATENATE(&quot;int &quot;; [.A19];&quot;_ROW[NUM_OF_PIXELS_PER_ROW] = { &quot;; [.C19];&quot;, &quot;;[.D19];&quot;, &quot;;[.E19];&quot;, &quot;;[.F19];&quot;, &quot;;[.G19];&quot;, &quot;;[.H19];&quot;, &quot;;[.I19];&quot;, &quot;;[.J19];&quot;, &quot;;[.K19];&quot;, &quot;;[.L19]; &quot; };&quot;))" office:value-type="string" office:string-value="int THIRTYFIRST_ROW[NUM_OF_PIXELS_PER_ROW] = { 300, 301, 302, 303, 304, 305, 306, 307, 308, 309 };" calcext:value-type="string">
            <text:p>int THIRTYFIRST_ROW[NUM_OF_PIXELS_PER_ROW] = { 300, 301, 302, 303, 304, 305, 306, 307, 308, 309 };</text:p>
          </table:table-cell>
          <table:table-cell table:style-name="ce2" table:formula="of:=CONCATENATE(&quot;strip.setPixelColor(&quot;; [.A19]; &quot;_ROW[COUNTER], &quot;; [.B19];&quot;);&quot;)" office:value-type="string" office:string-value="strip.setPixelColor(THIRTYFIRST_ROW[COUNTER], RED);" calcext:value-type="string">
            <text:p>strip.setPixelColor(THIRTYFIRST_ROW[COUNTER], RED);</text:p>
          </table:table-cell>
          <table:table-cell table:style-name="ce2" table:formula="of:=CONCATENATE(&quot;strip.fill(OFF, &quot;; [.A19]; &quot;_ROW[0], COUNTER);&quot;)" office:value-type="string" office:string-value="strip.fill(OFF, THIRTYFIRST_ROW[0], COUNTER);" calcext:value-type="string">
            <text:p>strip.fill(OFF, THIRTYFIRST_ROW[0], COUNTER);</text:p>
          </table:table-cell>
        </table:table-row>
        <table:table-row table:style-name="ro2">
          <table:table-cell office:value-type="string" calcext:value-type="string">
            <text:p>THIRTYSECOND</text:p>
          </table:table-cell>
          <table:table-cell office:value-type="string" calcext:value-type="string">
            <text:p>ORANGE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formula="of:=CONCATENATE(CONCATENATE(&quot;int &quot;; [.A20];&quot;_ROW[NUM_OF_PIXELS_PER_ROW] = { &quot;; [.C20];&quot;, &quot;;[.D20];&quot;, &quot;;[.E20];&quot;, &quot;;[.F20];&quot;, &quot;;[.G20];&quot;, &quot;;[.H20];&quot;, &quot;;[.I20];&quot;, &quot;;[.J20];&quot;, &quot;;[.K20];&quot;, &quot;;[.L20]; &quot; };&quot;))" office:value-type="string" office:string-value="int THIRTYSECOND_ROW[NUM_OF_PIXELS_PER_ROW] = { 310, 311, 312, 313, 314, 315, 316, 317, 318, 319 };" calcext:value-type="string">
            <text:p>int THIRTYSECOND_ROW[NUM_OF_PIXELS_PER_ROW] = { 310, 311, 312, 313, 314, 315, 316, 317, 318, 319 };</text:p>
          </table:table-cell>
          <table:table-cell table:style-name="ce2" table:formula="of:=CONCATENATE(&quot;strip.setPixelColor(&quot;; [.A20]; &quot;_ROW[COUNTER], &quot;; [.B20];&quot;);&quot;)" office:value-type="string" office:string-value="strip.setPixelColor(THIRTYSECOND_ROW[COUNTER], ORANGE);" calcext:value-type="string">
            <text:p>strip.setPixelColor(THIRTYSECOND_ROW[COUNTER], ORANGE);</text:p>
          </table:table-cell>
          <table:table-cell table:style-name="ce2" table:formula="of:=CONCATENATE(&quot;strip.fill(OFF, &quot;; [.A20]; &quot;_ROW[0], COUNTER);&quot;)" office:value-type="string" office:string-value="strip.fill(OFF, THIRTYSECOND_ROW[0], COUNTER);" calcext:value-type="string">
            <text:p>strip.fill(OFF, THIRTYSECOND_ROW[0], COUNTER);</text:p>
          </table:table-cell>
        </table:table-row>
        <table:table-row table:style-name="ro2">
          <table:table-cell office:value-type="string" calcext:value-type="string">
            <text:p>THIRTYTHIRD</text:p>
          </table:table-cell>
          <table:table-cell office:value-type="string" calcext:value-type="string">
            <text:p>YELLOW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formula="of:=CONCATENATE(CONCATENATE(&quot;int &quot;; [.A21];&quot;_ROW[NUM_OF_PIXELS_PER_ROW] = { &quot;; [.C21];&quot;, &quot;;[.D21];&quot;, &quot;;[.E21];&quot;, &quot;;[.F21];&quot;, &quot;;[.G21];&quot;, &quot;;[.H21];&quot;, &quot;;[.I21];&quot;, &quot;;[.J21];&quot;, &quot;;[.K21];&quot;, &quot;;[.L21]; &quot; };&quot;))" office:value-type="string" office:string-value="int THIRTYTHIRD_ROW[NUM_OF_PIXELS_PER_ROW] = { 320, 321, 322, 323, 324, 325, 326, 327, 328, 329 };" calcext:value-type="string">
            <text:p>int THIRTYTHIRD_ROW[NUM_OF_PIXELS_PER_ROW] = { 320, 321, 322, 323, 324, 325, 326, 327, 328, 329 };</text:p>
          </table:table-cell>
          <table:table-cell table:style-name="ce2" table:formula="of:=CONCATENATE(&quot;strip.setPixelColor(&quot;; [.A21]; &quot;_ROW[COUNTER], &quot;; [.B21];&quot;);&quot;)" office:value-type="string" office:string-value="strip.setPixelColor(THIRTYTHIRD_ROW[COUNTER], YELLOW);" calcext:value-type="string">
            <text:p>strip.setPixelColor(THIRTYTHIRD_ROW[COUNTER], YELLOW);</text:p>
          </table:table-cell>
          <table:table-cell table:style-name="ce2" table:formula="of:=CONCATENATE(&quot;strip.fill(OFF, &quot;; [.A21]; &quot;_ROW[0], COUNTER);&quot;)" office:value-type="string" office:string-value="strip.fill(OFF, THIRTYTHIRD_ROW[0], COUNTER);" calcext:value-type="string">
            <text:p>strip.fill(OFF, THIRTYTHIRD_ROW[0], COUNTER);</text:p>
          </table:table-cell>
        </table:table-row>
        <table:table-row table:style-name="ro2">
          <table:table-cell office:value-type="string" calcext:value-type="string">
            <text:p>THIRTYFOURTH</text:p>
          </table:table-cell>
          <table:table-cell office:value-type="string" calcext:value-type="string">
            <text:p>GREEN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table:formula="of:=CONCATENATE(CONCATENATE(&quot;int &quot;; [.A22];&quot;_ROW[NUM_OF_PIXELS_PER_ROW] = { &quot;; [.C22];&quot;, &quot;;[.D22];&quot;, &quot;;[.E22];&quot;, &quot;;[.F22];&quot;, &quot;;[.G22];&quot;, &quot;;[.H22];&quot;, &quot;;[.I22];&quot;, &quot;;[.J22];&quot;, &quot;;[.K22];&quot;, &quot;;[.L22]; &quot; };&quot;))" office:value-type="string" office:string-value="int THIRTYFOURTH_ROW[NUM_OF_PIXELS_PER_ROW] = { 330, 331, 332, 333, 334, 335, 336, 337, 338, 339 };" calcext:value-type="string">
            <text:p>int THIRTYFOURTH_ROW[NUM_OF_PIXELS_PER_ROW] = { 330, 331, 332, 333, 334, 335, 336, 337, 338, 339 };</text:p>
          </table:table-cell>
          <table:table-cell table:style-name="ce2" table:formula="of:=CONCATENATE(&quot;strip.setPixelColor(&quot;; [.A22]; &quot;_ROW[COUNTER], &quot;; [.B22];&quot;);&quot;)" office:value-type="string" office:string-value="strip.setPixelColor(THIRTYFOURTH_ROW[COUNTER], GREEN);" calcext:value-type="string">
            <text:p>strip.setPixelColor(THIRTYFOURTH_ROW[COUNTER], GREEN);</text:p>
          </table:table-cell>
          <table:table-cell table:style-name="ce2" table:formula="of:=CONCATENATE(&quot;strip.fill(OFF, &quot;; [.A22]; &quot;_ROW[0], COUNTER);&quot;)" office:value-type="string" office:string-value="strip.fill(OFF, THIRTYFOURTH_ROW[0], COUNTER);" calcext:value-type="string">
            <text:p>strip.fill(OFF, THIRTYFOURTH_ROW[0], COUNTER);</text:p>
          </table:table-cell>
        </table:table-row>
        <table:table-row table:style-name="ro2">
          <table:table-cell office:value-type="string" calcext:value-type="string">
            <text:p>THIRTYFIFTH</text:p>
          </table:table-cell>
          <table:table-cell office:value-type="string" calcext:value-type="string">
            <text:p>BLUE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table:formula="of:=CONCATENATE(CONCATENATE(&quot;int &quot;; [.A23];&quot;_ROW[NUM_OF_PIXELS_PER_ROW] = { &quot;; [.C23];&quot;, &quot;;[.D23];&quot;, &quot;;[.E23];&quot;, &quot;;[.F23];&quot;, &quot;;[.G23];&quot;, &quot;;[.H23];&quot;, &quot;;[.I23];&quot;, &quot;;[.J23];&quot;, &quot;;[.K23];&quot;, &quot;;[.L23]; &quot; };&quot;))" office:value-type="string" office:string-value="int THIRTYFIFTH_ROW[NUM_OF_PIXELS_PER_ROW] = { 340, 341, 342, 343, 344, 345, 346, 347, 348, 349 };" calcext:value-type="string">
            <text:p>int THIRTYFIFTH_ROW[NUM_OF_PIXELS_PER_ROW] = { 340, 341, 342, 343, 344, 345, 346, 347, 348, 349 };</text:p>
          </table:table-cell>
          <table:table-cell table:style-name="ce2" table:formula="of:=CONCATENATE(&quot;strip.setPixelColor(&quot;; [.A23]; &quot;_ROW[COUNTER], &quot;; [.B23];&quot;);&quot;)" office:value-type="string" office:string-value="strip.setPixelColor(THIRTYFIFTH_ROW[COUNTER], BLUE);" calcext:value-type="string">
            <text:p>strip.setPixelColor(THIRTYFIFTH_ROW[COUNTER], BLUE);</text:p>
          </table:table-cell>
          <table:table-cell table:style-name="ce2" table:formula="of:=CONCATENATE(&quot;strip.fill(OFF, &quot;; [.A23]; &quot;_ROW[0], COUNTER);&quot;)" office:value-type="string" office:string-value="strip.fill(OFF, THIRTYFIFTH_ROW[0], COUNTER);" calcext:value-type="string">
            <text:p>strip.fill(OFF, THIRTYFIFTH_ROW[0], COUNTER);</text:p>
          </table:table-cell>
        </table:table-row>
        <table:table-row table:style-name="ro2">
          <table:table-cell office:value-type="string" calcext:value-type="string">
            <text:p>THIRTYSIXTH</text:p>
          </table:table-cell>
          <table:table-cell office:value-type="string" calcext:value-type="string">
            <text:p>INDIGO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table:formula="of:=CONCATENATE(CONCATENATE(&quot;int &quot;; [.A24];&quot;_ROW[NUM_OF_PIXELS_PER_ROW] = { &quot;; [.C24];&quot;, &quot;;[.D24];&quot;, &quot;;[.E24];&quot;, &quot;;[.F24];&quot;, &quot;;[.G24];&quot;, &quot;;[.H24];&quot;, &quot;;[.I24];&quot;, &quot;;[.J24];&quot;, &quot;;[.K24];&quot;, &quot;;[.L24]; &quot; };&quot;))" office:value-type="string" office:string-value="int THIRTYSIXTH_ROW[NUM_OF_PIXELS_PER_ROW] = { 350, 351, 352, 353, 354, 355, 356, 357, 358, 359 };" calcext:value-type="string">
            <text:p>int THIRTYSIXTH_ROW[NUM_OF_PIXELS_PER_ROW] = { 350, 351, 352, 353, 354, 355, 356, 357, 358, 359 };</text:p>
          </table:table-cell>
          <table:table-cell table:style-name="ce2" table:formula="of:=CONCATENATE(&quot;strip.setPixelColor(&quot;; [.A24]; &quot;_ROW[COUNTER], &quot;; [.B24];&quot;);&quot;)" office:value-type="string" office:string-value="strip.setPixelColor(THIRTYSIXTH_ROW[COUNTER], INDIGO);" calcext:value-type="string">
            <text:p>strip.setPixelColor(THIRTYSIXTH_ROW[COUNTER], INDIGO);</text:p>
          </table:table-cell>
          <table:table-cell table:style-name="ce2" table:formula="of:=CONCATENATE(&quot;strip.fill(OFF, &quot;; [.A24]; &quot;_ROW[0], COUNTER);&quot;)" office:value-type="string" office:string-value="strip.fill(OFF, THIRTYSIXTH_ROW[0], COUNTER);" calcext:value-type="string">
            <text:p>strip.fill(OFF, THIRTYSIXTH_ROW[0], COUNTER);</text:p>
          </table:table-cell>
        </table:table-row>
        <table:table-row table:style-name="ro2">
          <table:table-cell office:value-type="string" calcext:value-type="string">
            <text:p>THIRTYSEVENTH</text:p>
          </table:table-cell>
          <table:table-cell office:value-type="string" calcext:value-type="string">
            <text:p>RED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formula="of:=CONCATENATE(CONCATENATE(&quot;int &quot;; [.A25];&quot;_ROW[NUM_OF_PIXELS_PER_ROW] = { &quot;; [.C25];&quot;, &quot;;[.D25];&quot;, &quot;;[.E25];&quot;, &quot;;[.F25];&quot;, &quot;;[.G25];&quot;, &quot;;[.H25];&quot;, &quot;;[.I25];&quot;, &quot;;[.J25];&quot;, &quot;;[.K25];&quot;, &quot;;[.L25]; &quot; };&quot;))" office:value-type="string" office:string-value="int THIRTYSEVENTH_ROW[NUM_OF_PIXELS_PER_ROW] = { 360, 361, 362, 363, 364, 365, 366, 367, 368, 369 };" calcext:value-type="string">
            <text:p>int THIRTYSEVENTH_ROW[NUM_OF_PIXELS_PER_ROW] = { 360, 361, 362, 363, 364, 365, 366, 367, 368, 369 };</text:p>
          </table:table-cell>
          <table:table-cell table:style-name="ce2" table:formula="of:=CONCATENATE(&quot;strip.setPixelColor(&quot;; [.A25]; &quot;_ROW[COUNTER], &quot;; [.B25];&quot;);&quot;)" office:value-type="string" office:string-value="strip.setPixelColor(THIRTYSEVENTH_ROW[COUNTER], RED);" calcext:value-type="string">
            <text:p>strip.setPixelColor(THIRTYSEVENTH_ROW[COUNTER], RED);</text:p>
          </table:table-cell>
          <table:table-cell table:style-name="ce2" table:formula="of:=CONCATENATE(&quot;strip.fill(OFF, &quot;; [.A25]; &quot;_ROW[0], COUNTER);&quot;)" office:value-type="string" office:string-value="strip.fill(OFF, THIRTYSEVENTH_ROW[0], COUNTER);" calcext:value-type="string">
            <text:p>strip.fill(OFF, THIRTYSEVENTH_ROW[0], COUNTER);</text:p>
          </table:table-cell>
        </table:table-row>
        <table:table-row table:style-name="ro2">
          <table:table-cell office:value-type="string" calcext:value-type="string">
            <text:p>THIRTYEIGHTH</text:p>
          </table:table-cell>
          <table:table-cell office:value-type="string" calcext:value-type="string">
            <text:p>ORANGE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formula="of:=CONCATENATE(CONCATENATE(&quot;int &quot;; [.A26];&quot;_ROW[NUM_OF_PIXELS_PER_ROW] = { &quot;; [.C26];&quot;, &quot;;[.D26];&quot;, &quot;;[.E26];&quot;, &quot;;[.F26];&quot;, &quot;;[.G26];&quot;, &quot;;[.H26];&quot;, &quot;;[.I26];&quot;, &quot;;[.J26];&quot;, &quot;;[.K26];&quot;, &quot;;[.L26]; &quot; };&quot;))" office:value-type="string" office:string-value="int THIRTYEIGHTH_ROW[NUM_OF_PIXELS_PER_ROW] = { 370, 371, 372, 373, 374, 375, 376, 377, 378, 379 };" calcext:value-type="string">
            <text:p>int THIRTYEIGHTH_ROW[NUM_OF_PIXELS_PER_ROW] = { 370, 371, 372, 373, 374, 375, 376, 377, 378, 379 };</text:p>
          </table:table-cell>
          <table:table-cell table:style-name="ce2" table:formula="of:=CONCATENATE(&quot;strip.setPixelColor(&quot;; [.A26]; &quot;_ROW[COUNTER], &quot;; [.B26];&quot;);&quot;)" office:value-type="string" office:string-value="strip.setPixelColor(THIRTYEIGHTH_ROW[COUNTER], ORANGE);" calcext:value-type="string">
            <text:p>strip.setPixelColor(THIRTYEIGHTH_ROW[COUNTER], ORANGE);</text:p>
          </table:table-cell>
          <table:table-cell table:style-name="ce2" table:formula="of:=CONCATENATE(&quot;strip.fill(OFF, &quot;; [.A26]; &quot;_ROW[0], COUNTER);&quot;)" office:value-type="string" office:string-value="strip.fill(OFF, THIRTYEIGHTH_ROW[0], COUNTER);" calcext:value-type="string">
            <text:p>strip.fill(OFF, THIRTYEIGHTH_ROW[0], COUNTER);</text:p>
          </table:table-cell>
        </table:table-row>
        <table:table-row table:style-name="ro2">
          <table:table-cell office:value-type="string" calcext:value-type="string">
            <text:p>THIRTYNINTH</text:p>
          </table:table-cell>
          <table:table-cell office:value-type="string" calcext:value-type="string">
            <text:p>YELLOW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formula="of:=CONCATENATE(CONCATENATE(&quot;int &quot;; [.A27];&quot;_ROW[NUM_OF_PIXELS_PER_ROW] = { &quot;; [.C27];&quot;, &quot;;[.D27];&quot;, &quot;;[.E27];&quot;, &quot;;[.F27];&quot;, &quot;;[.G27];&quot;, &quot;;[.H27];&quot;, &quot;;[.I27];&quot;, &quot;;[.J27];&quot;, &quot;;[.K27];&quot;, &quot;;[.L27]; &quot; };&quot;))" office:value-type="string" office:string-value="int THIRTYNINTH_ROW[NUM_OF_PIXELS_PER_ROW] = { 380, 381, 382, 383, 384, 385, 386, 387, 388, 389 };" calcext:value-type="string">
            <text:p>int THIRTYNINTH_ROW[NUM_OF_PIXELS_PER_ROW] = { 380, 381, 382, 383, 384, 385, 386, 387, 388, 389 };</text:p>
          </table:table-cell>
          <table:table-cell table:style-name="ce2" table:formula="of:=CONCATENATE(&quot;strip.setPixelColor(&quot;; [.A27]; &quot;_ROW[COUNTER], &quot;; [.B27];&quot;);&quot;)" office:value-type="string" office:string-value="strip.setPixelColor(THIRTYNINTH_ROW[COUNTER], YELLOW);" calcext:value-type="string">
            <text:p>strip.setPixelColor(THIRTYNINTH_ROW[COUNTER], YELLOW);</text:p>
          </table:table-cell>
          <table:table-cell table:style-name="ce2" table:formula="of:=CONCATENATE(&quot;strip.fill(OFF, &quot;; [.A27]; &quot;_ROW[0], COUNTER);&quot;)" office:value-type="string" office:string-value="strip.fill(OFF, THIRTYNINTH_ROW[0], COUNTER);" calcext:value-type="string">
            <text:p>strip.fill(OFF, THIRTYNINTH_ROW[0], COUNTER);</text:p>
          </table:table-cell>
        </table:table-row>
        <table:table-row table:style-name="ro2">
          <table:table-cell office:value-type="string" calcext:value-type="string">
            <text:p>FORTIETH</text:p>
          </table:table-cell>
          <table:table-cell office:value-type="string" calcext:value-type="string">
            <text:p>GREEN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formula="of:=CONCATENATE(CONCATENATE(&quot;int &quot;; [.A28];&quot;_ROW[NUM_OF_PIXELS_PER_ROW] = { &quot;; [.C28];&quot;, &quot;;[.D28];&quot;, &quot;;[.E28];&quot;, &quot;;[.F28];&quot;, &quot;;[.G28];&quot;, &quot;;[.H28];&quot;, &quot;;[.I28];&quot;, &quot;;[.J28];&quot;, &quot;;[.K28];&quot;, &quot;;[.L28]; &quot; };&quot;))" office:value-type="string" office:string-value="int FORTIETH_ROW[NUM_OF_PIXELS_PER_ROW] = { 390, 391, 392, 393, 394, 395, 396, 397, 398, 399 };" calcext:value-type="string">
            <text:p>int FORTIETH_ROW[NUM_OF_PIXELS_PER_ROW] = { 390, 391, 392, 393, 394, 395, 396, 397, 398, 399 };</text:p>
          </table:table-cell>
          <table:table-cell table:style-name="ce2" table:formula="of:=CONCATENATE(&quot;strip.setPixelColor(&quot;; [.A28]; &quot;_ROW[COUNTER], &quot;; [.B28];&quot;);&quot;)" office:value-type="string" office:string-value="strip.setPixelColor(FORTIETH_ROW[COUNTER], GREEN);" calcext:value-type="string">
            <text:p>strip.setPixelColor(FORTIETH_ROW[COUNTER], GREEN);</text:p>
          </table:table-cell>
          <table:table-cell table:style-name="ce2" table:formula="of:=CONCATENATE(&quot;strip.fill(OFF, &quot;; [.A28]; &quot;_ROW[0], COUNTER);&quot;)" office:value-type="string" office:string-value="strip.fill(OFF, FORTIETH_ROW[0], COUNTER);" calcext:value-type="string">
            <text:p>strip.fill(OFF, FORTIETH_ROW[0], COUNTER);</text:p>
          </table:table-cell>
        </table:table-row>
        <table:table-row table:style-name="ro2">
          <table:table-cell office:value-type="string" calcext:value-type="string">
            <text:p>FORTYFIRST</text:p>
          </table:table-cell>
          <table:table-cell office:value-type="string" calcext:value-type="string">
            <text:p>BLUE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formula="of:=CONCATENATE(CONCATENATE(&quot;int &quot;; [.A29];&quot;_ROW[NUM_OF_PIXELS_PER_ROW] = { &quot;; [.C29];&quot;, &quot;;[.D29];&quot;, &quot;;[.E29];&quot;, &quot;;[.F29];&quot;, &quot;;[.G29];&quot;, &quot;;[.H29];&quot;, &quot;;[.I29];&quot;, &quot;;[.J29];&quot;, &quot;;[.K29];&quot;, &quot;;[.L29]; &quot; };&quot;))" office:value-type="string" office:string-value="int FORTYFIRST_ROW[NUM_OF_PIXELS_PER_ROW] = { 400, 401, 402, 403, 404, 405, 406, 407, 408, 409 };" calcext:value-type="string">
            <text:p>int FORTYFIRST_ROW[NUM_OF_PIXELS_PER_ROW] = { 400, 401, 402, 403, 404, 405, 406, 407, 408, 409 };</text:p>
          </table:table-cell>
          <table:table-cell table:style-name="ce2" table:formula="of:=CONCATENATE(&quot;strip.setPixelColor(&quot;; [.A29]; &quot;_ROW[COUNTER], &quot;; [.B29];&quot;);&quot;)" office:value-type="string" office:string-value="strip.setPixelColor(FORTYFIRST_ROW[COUNTER], BLUE);" calcext:value-type="string">
            <text:p>strip.setPixelColor(FORTYFIRST_ROW[COUNTER], BLUE);</text:p>
          </table:table-cell>
          <table:table-cell table:style-name="ce2" table:formula="of:=CONCATENATE(&quot;strip.fill(OFF, &quot;; [.A29]; &quot;_ROW[0], COUNTER);&quot;)" office:value-type="string" office:string-value="strip.fill(OFF, FORTYFIRST_ROW[0], COUNTER);" calcext:value-type="string">
            <text:p>strip.fill(OFF, FORTYFIRST_ROW[0], COUNTER);</text:p>
          </table:table-cell>
        </table:table-row>
        <table:table-row table:style-name="ro2">
          <table:table-cell office:value-type="string" calcext:value-type="string">
            <text:p>FORTYSECOND</text:p>
          </table:table-cell>
          <table:table-cell office:value-type="string" calcext:value-type="string">
            <text:p>INDIGO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formula="of:=CONCATENATE(CONCATENATE(&quot;int &quot;; [.A30];&quot;_ROW[NUM_OF_PIXELS_PER_ROW] = { &quot;; [.C30];&quot;, &quot;;[.D30];&quot;, &quot;;[.E30];&quot;, &quot;;[.F30];&quot;, &quot;;[.G30];&quot;, &quot;;[.H30];&quot;, &quot;;[.I30];&quot;, &quot;;[.J30];&quot;, &quot;;[.K30];&quot;, &quot;;[.L30]; &quot; };&quot;))" office:value-type="string" office:string-value="int FORTYSECOND_ROW[NUM_OF_PIXELS_PER_ROW] = { 410, 411, 412, 413, 414, 415, 416, 417, 418, 419 };" calcext:value-type="string">
            <text:p>int FORTYSECOND_ROW[NUM_OF_PIXELS_PER_ROW] = { 410, 411, 412, 413, 414, 415, 416, 417, 418, 419 };</text:p>
          </table:table-cell>
          <table:table-cell table:style-name="ce2" table:formula="of:=CONCATENATE(&quot;strip.setPixelColor(&quot;; [.A30]; &quot;_ROW[COUNTER], &quot;; [.B30];&quot;);&quot;)" office:value-type="string" office:string-value="strip.setPixelColor(FORTYSECOND_ROW[COUNTER], INDIGO);" calcext:value-type="string">
            <text:p>strip.setPixelColor(FORTYSECOND_ROW[COUNTER], INDIGO);</text:p>
          </table:table-cell>
          <table:table-cell table:style-name="ce2" table:formula="of:=CONCATENATE(&quot;strip.fill(OFF, &quot;; [.A30]; &quot;_ROW[0], COUNTER);&quot;)" office:value-type="string" office:string-value="strip.fill(OFF, FORTYSECOND_ROW[0], COUNTER);" calcext:value-type="string">
            <text:p>strip.fill(OFF, FORTYSECOND_ROW[0], COUNTER);</text:p>
          </table:table-cell>
        </table:table-row>
        <table:table-row table:style-name="ro2">
          <table:table-cell office:value-type="string" calcext:value-type="string">
            <text:p>FORTYTHIRD</text:p>
          </table:table-cell>
          <table:table-cell office:value-type="string" calcext:value-type="string">
            <text:p>RED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CONCATENATE(CONCATENATE(&quot;int &quot;; [.A31];&quot;_ROW[NUM_OF_PIXELS_PER_ROW] = { &quot;; [.C31];&quot;, &quot;;[.D31];&quot;, &quot;;[.E31];&quot;, &quot;;[.F31];&quot;, &quot;;[.G31];&quot;, &quot;;[.H31];&quot;, &quot;;[.I31];&quot;, &quot;;[.J31];&quot;, &quot;;[.K31];&quot;, &quot;;[.L31]; &quot; };&quot;))" office:value-type="string" office:string-value="int FORTYTHIRD_ROW[NUM_OF_PIXELS_PER_ROW] = { 420, 421, 422, 423, 424, 425, 426, 427, 428, 429 };" calcext:value-type="string">
            <text:p>int FORTYTHIRD_ROW[NUM_OF_PIXELS_PER_ROW] = { 420, 421, 422, 423, 424, 425, 426, 427, 428, 429 };</text:p>
          </table:table-cell>
          <table:table-cell table:style-name="ce2" table:formula="of:=CONCATENATE(&quot;strip.setPixelColor(&quot;; [.A31]; &quot;_ROW[COUNTER], &quot;; [.B31];&quot;);&quot;)" office:value-type="string" office:string-value="strip.setPixelColor(FORTYTHIRD_ROW[COUNTER], RED);" calcext:value-type="string">
            <text:p>strip.setPixelColor(FORTYTHIRD_ROW[COUNTER], RED);</text:p>
          </table:table-cell>
          <table:table-cell table:style-name="ce2" table:formula="of:=CONCATENATE(&quot;strip.fill(OFF, &quot;; [.A31]; &quot;_ROW[0], COUNTER);&quot;)" office:value-type="string" office:string-value="strip.fill(OFF, FORTYTHIRD_ROW[0], COUNTER);" calcext:value-type="string">
            <text:p>strip.fill(OFF, FORTYTHIRD_ROW[0], COUNTER);</text:p>
          </table:table-cell>
        </table:table-row>
        <table:table-row table:style-name="ro2">
          <table:table-cell office:value-type="string" calcext:value-type="string">
            <text:p>FORTYFOURTH</text:p>
          </table:table-cell>
          <table:table-cell office:value-type="string" calcext:value-type="string">
            <text:p>ORANGE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formula="of:=CONCATENATE(CONCATENATE(&quot;int &quot;; [.A32];&quot;_ROW[NUM_OF_PIXELS_PER_ROW] = { &quot;; [.C32];&quot;, &quot;;[.D32];&quot;, &quot;;[.E32];&quot;, &quot;;[.F32];&quot;, &quot;;[.G32];&quot;, &quot;;[.H32];&quot;, &quot;;[.I32];&quot;, &quot;;[.J32];&quot;, &quot;;[.K32];&quot;, &quot;;[.L32]; &quot; };&quot;))" office:value-type="string" office:string-value="int FORTYFOURTH_ROW[NUM_OF_PIXELS_PER_ROW] = { 430, 431, 432, 433, 434, 435, 436, 437, 438, 439 };" calcext:value-type="string">
            <text:p>int FORTYFOURTH_ROW[NUM_OF_PIXELS_PER_ROW] = { 430, 431, 432, 433, 434, 435, 436, 437, 438, 439 };</text:p>
          </table:table-cell>
          <table:table-cell table:style-name="ce2" table:formula="of:=CONCATENATE(&quot;strip.setPixelColor(&quot;; [.A32]; &quot;_ROW[COUNTER], &quot;; [.B32];&quot;);&quot;)" office:value-type="string" office:string-value="strip.setPixelColor(FORTYFOURTH_ROW[COUNTER], ORANGE);" calcext:value-type="string">
            <text:p>strip.setPixelColor(FORTYFOURTH_ROW[COUNTER], ORANGE);</text:p>
          </table:table-cell>
          <table:table-cell table:style-name="ce2" table:formula="of:=CONCATENATE(&quot;strip.fill(OFF, &quot;; [.A32]; &quot;_ROW[0], COUNTER);&quot;)" office:value-type="string" office:string-value="strip.fill(OFF, FORTYFOURTH_ROW[0], COUNTER);" calcext:value-type="string">
            <text:p>strip.fill(OFF, FORTYFOURTH_ROW[0], COUNTER);</text:p>
          </table:table-cell>
        </table:table-row>
        <table:table-row table:style-name="ro2">
          <table:table-cell office:value-type="string" calcext:value-type="string">
            <text:p>FORTYFIFTH</text:p>
          </table:table-cell>
          <table:table-cell office:value-type="string" calcext:value-type="string">
            <text:p>YELLOW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table:formula="of:=CONCATENATE(CONCATENATE(&quot;int &quot;; [.A33];&quot;_ROW[NUM_OF_PIXELS_PER_ROW] = { &quot;; [.C33];&quot;, &quot;;[.D33];&quot;, &quot;;[.E33];&quot;, &quot;;[.F33];&quot;, &quot;;[.G33];&quot;, &quot;;[.H33];&quot;, &quot;;[.I33];&quot;, &quot;;[.J33];&quot;, &quot;;[.K33];&quot;, &quot;;[.L33]; &quot; };&quot;))" office:value-type="string" office:string-value="int FORTYFIFTH_ROW[NUM_OF_PIXELS_PER_ROW] = { 440, 441, 442, 443, 444, 445, 446, 447, 448, 449 };" calcext:value-type="string">
            <text:p>int FORTYFIFTH_ROW[NUM_OF_PIXELS_PER_ROW] = { 440, 441, 442, 443, 444, 445, 446, 447, 448, 449 };</text:p>
          </table:table-cell>
          <table:table-cell table:style-name="ce2" table:formula="of:=CONCATENATE(&quot;strip.setPixelColor(&quot;; [.A33]; &quot;_ROW[COUNTER], &quot;; [.B33];&quot;);&quot;)" office:value-type="string" office:string-value="strip.setPixelColor(FORTYFIFTH_ROW[COUNTER], YELLOW);" calcext:value-type="string">
            <text:p>strip.setPixelColor(FORTYFIFTH_ROW[COUNTER], YELLOW);</text:p>
          </table:table-cell>
          <table:table-cell table:style-name="ce2" table:formula="of:=CONCATENATE(&quot;strip.fill(OFF, &quot;; [.A33]; &quot;_ROW[0], COUNTER);&quot;)" office:value-type="string" office:string-value="strip.fill(OFF, FORTYFIFTH_ROW[0], COUNTER);" calcext:value-type="string">
            <text:p>strip.fill(OFF, FORTYFIFTH_ROW[0], COUNTER);</text:p>
          </table:table-cell>
        </table:table-row>
        <table:table-row table:style-name="ro2">
          <table:table-cell office:value-type="string" calcext:value-type="string">
            <text:p>FORTYSIXTH</text:p>
          </table:table-cell>
          <table:table-cell office:value-type="string" calcext:value-type="string">
            <text:p>GREEN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formula="of:=CONCATENATE(CONCATENATE(&quot;int &quot;; [.A34];&quot;_ROW[NUM_OF_PIXELS_PER_ROW] = { &quot;; [.C34];&quot;, &quot;;[.D34];&quot;, &quot;;[.E34];&quot;, &quot;;[.F34];&quot;, &quot;;[.G34];&quot;, &quot;;[.H34];&quot;, &quot;;[.I34];&quot;, &quot;;[.J34];&quot;, &quot;;[.K34];&quot;, &quot;;[.L34]; &quot; };&quot;))" office:value-type="string" office:string-value="int FORTYSIXTH_ROW[NUM_OF_PIXELS_PER_ROW] = { 450, 451, 452, 453, 454, 455, 456, 457, 458, 459 };" calcext:value-type="string">
            <text:p>int FORTYSIXTH_ROW[NUM_OF_PIXELS_PER_ROW] = { 450, 451, 452, 453, 454, 455, 456, 457, 458, 459 };</text:p>
          </table:table-cell>
          <table:table-cell table:style-name="ce2" table:formula="of:=CONCATENATE(&quot;strip.setPixelColor(&quot;; [.A34]; &quot;_ROW[COUNTER], &quot;; [.B34];&quot;);&quot;)" office:value-type="string" office:string-value="strip.setPixelColor(FORTYSIXTH_ROW[COUNTER], GREEN);" calcext:value-type="string">
            <text:p>strip.setPixelColor(FORTYSIXTH_ROW[COUNTER], GREEN);</text:p>
          </table:table-cell>
          <table:table-cell table:style-name="ce2" table:formula="of:=CONCATENATE(&quot;strip.fill(OFF, &quot;; [.A34]; &quot;_ROW[0], COUNTER);&quot;)" office:value-type="string" office:string-value="strip.fill(OFF, FORTYSIXTH_ROW[0], COUNTER);" calcext:value-type="string">
            <text:p>strip.fill(OFF, FORTYSIXTH_ROW[0], COUNTER);</text:p>
          </table:table-cell>
        </table:table-row>
        <table:table-row table:style-name="ro2">
          <table:table-cell office:value-type="string" calcext:value-type="string">
            <text:p>FORTYSEVENTH</text:p>
          </table:table-cell>
          <table:table-cell office:value-type="string" calcext:value-type="string">
            <text:p>BLUE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formula="of:=CONCATENATE(CONCATENATE(&quot;int &quot;; [.A35];&quot;_ROW[NUM_OF_PIXELS_PER_ROW] = { &quot;; [.C35];&quot;, &quot;;[.D35];&quot;, &quot;;[.E35];&quot;, &quot;;[.F35];&quot;, &quot;;[.G35];&quot;, &quot;;[.H35];&quot;, &quot;;[.I35];&quot;, &quot;;[.J35];&quot;, &quot;;[.K35];&quot;, &quot;;[.L35]; &quot; };&quot;))" office:value-type="string" office:string-value="int FORTYSEVENTH_ROW[NUM_OF_PIXELS_PER_ROW] = { 460, 461, 462, 463, 464, 465, 466, 467, 468, 469 };" calcext:value-type="string">
            <text:p>int FORTYSEVENTH_ROW[NUM_OF_PIXELS_PER_ROW] = { 460, 461, 462, 463, 464, 465, 466, 467, 468, 469 };</text:p>
          </table:table-cell>
          <table:table-cell table:style-name="ce2" table:formula="of:=CONCATENATE(&quot;strip.setPixelColor(&quot;; [.A35]; &quot;_ROW[COUNTER], &quot;; [.B35];&quot;);&quot;)" office:value-type="string" office:string-value="strip.setPixelColor(FORTYSEVENTH_ROW[COUNTER], BLUE);" calcext:value-type="string">
            <text:p>strip.setPixelColor(FORTYSEVENTH_ROW[COUNTER], BLUE);</text:p>
          </table:table-cell>
          <table:table-cell table:style-name="ce2" table:formula="of:=CONCATENATE(&quot;strip.fill(OFF, &quot;; [.A35]; &quot;_ROW[0], COUNTER);&quot;)" office:value-type="string" office:string-value="strip.fill(OFF, FORTYSEVENTH_ROW[0], COUNTER);" calcext:value-type="string">
            <text:p>strip.fill(OFF, FORTYSEVENTH_ROW[0], COUNTER);</text:p>
          </table:table-cell>
        </table:table-row>
        <table:table-row table:style-name="ro2">
          <table:table-cell office:value-type="string" calcext:value-type="string">
            <text:p>FORTYEIGHTH</text:p>
          </table:table-cell>
          <table:table-cell office:value-type="string" calcext:value-type="string">
            <text:p>INDIGO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formula="of:=CONCATENATE(CONCATENATE(&quot;int &quot;; [.A36];&quot;_ROW[NUM_OF_PIXELS_PER_ROW] = { &quot;; [.C36];&quot;, &quot;;[.D36];&quot;, &quot;;[.E36];&quot;, &quot;;[.F36];&quot;, &quot;;[.G36];&quot;, &quot;;[.H36];&quot;, &quot;;[.I36];&quot;, &quot;;[.J36];&quot;, &quot;;[.K36];&quot;, &quot;;[.L36]; &quot; };&quot;))" office:value-type="string" office:string-value="int FORTYEIGHTH_ROW[NUM_OF_PIXELS_PER_ROW] = { 470, 471, 472, 473, 474, 475, 476, 477, 478, 479 };" calcext:value-type="string">
            <text:p>int FORTYEIGHTH_ROW[NUM_OF_PIXELS_PER_ROW] = { 470, 471, 472, 473, 474, 475, 476, 477, 478, 479 };</text:p>
          </table:table-cell>
          <table:table-cell table:style-name="ce2" table:formula="of:=CONCATENATE(&quot;strip.setPixelColor(&quot;; [.A36]; &quot;_ROW[COUNTER], &quot;; [.B36];&quot;);&quot;)" office:value-type="string" office:string-value="strip.setPixelColor(FORTYEIGHTH_ROW[COUNTER], INDIGO);" calcext:value-type="string">
            <text:p>strip.setPixelColor(FORTYEIGHTH_ROW[COUNTER], INDIGO);</text:p>
          </table:table-cell>
          <table:table-cell table:style-name="ce2" table:formula="of:=CONCATENATE(&quot;strip.fill(OFF, &quot;; [.A36]; &quot;_ROW[0], COUNTER);&quot;)" office:value-type="string" office:string-value="strip.fill(OFF, FORTYEIGHTH_ROW[0], COUNTER);" calcext:value-type="string">
            <text:p>strip.fill(OFF, FORTYEIGHTH_ROW[0], COUNTER);</text:p>
          </table:table-cell>
        </table:table-row>
        <table:table-row table:style-name="ro2">
          <table:table-cell office:value-type="string" calcext:value-type="string">
            <text:p>FORTYNINTH</text:p>
          </table:table-cell>
          <table:table-cell office:value-type="string" calcext:value-type="string">
            <text:p>RED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table:formula="of:=CONCATENATE(CONCATENATE(&quot;int &quot;; [.A37];&quot;_ROW[NUM_OF_PIXELS_PER_ROW] = { &quot;; [.C37];&quot;, &quot;;[.D37];&quot;, &quot;;[.E37];&quot;, &quot;;[.F37];&quot;, &quot;;[.G37];&quot;, &quot;;[.H37];&quot;, &quot;;[.I37];&quot;, &quot;;[.J37];&quot;, &quot;;[.K37];&quot;, &quot;;[.L37]; &quot; };&quot;))" office:value-type="string" office:string-value="int FORTYNINTH_ROW[NUM_OF_PIXELS_PER_ROW] = { 480, 481, 482, 483, 484, 485, 486, 487, 488, 489 };" calcext:value-type="string">
            <text:p>int FORTYNINTH_ROW[NUM_OF_PIXELS_PER_ROW] = { 480, 481, 482, 483, 484, 485, 486, 487, 488, 489 };</text:p>
          </table:table-cell>
          <table:table-cell table:style-name="ce2" table:formula="of:=CONCATENATE(&quot;strip.setPixelColor(&quot;; [.A37]; &quot;_ROW[COUNTER], &quot;; [.B37];&quot;);&quot;)" office:value-type="string" office:string-value="strip.setPixelColor(FORTYNINTH_ROW[COUNTER], RED);" calcext:value-type="string">
            <text:p>strip.setPixelColor(FORTYNINTH_ROW[COUNTER], RED);</text:p>
          </table:table-cell>
          <table:table-cell table:style-name="ce2" table:formula="of:=CONCATENATE(&quot;strip.fill(OFF, &quot;; [.A37]; &quot;_ROW[0], COUNTER);&quot;)" office:value-type="string" office:string-value="strip.fill(OFF, FORTYNINTH_ROW[0], COUNTER);" calcext:value-type="string">
            <text:p>strip.fill(OFF, FORTYNINTH_ROW[0], COUNTER);</text:p>
          </table:table-cell>
        </table:table-row>
        <table:table-row table:style-name="ro2">
          <table:table-cell office:value-type="string" calcext:value-type="string">
            <text:p>FIFTIETH</text:p>
          </table:table-cell>
          <table:table-cell office:value-type="string" calcext:value-type="string">
            <text:p>ORANGE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formula="of:=CONCATENATE(CONCATENATE(&quot;int &quot;; [.A38];&quot;_ROW[NUM_OF_PIXELS_PER_ROW] = { &quot;; [.C38];&quot;, &quot;;[.D38];&quot;, &quot;;[.E38];&quot;, &quot;;[.F38];&quot;, &quot;;[.G38];&quot;, &quot;;[.H38];&quot;, &quot;;[.I38];&quot;, &quot;;[.J38];&quot;, &quot;;[.K38];&quot;, &quot;;[.L38]; &quot; };&quot;))" office:value-type="string" office:string-value="int FIFTIETH_ROW[NUM_OF_PIXELS_PER_ROW] = { 490, 491, 492, 493, 494, 495, 496, 497, 498, 499 };" calcext:value-type="string">
            <text:p>int FIFTIETH_ROW[NUM_OF_PIXELS_PER_ROW] = { 490, 491, 492, 493, 494, 495, 496, 497, 498, 499 };</text:p>
          </table:table-cell>
          <table:table-cell table:style-name="ce2" table:formula="of:=CONCATENATE(&quot;strip.setPixelColor(&quot;; [.A38]; &quot;_ROW[COUNTER], &quot;; [.B38];&quot;);&quot;)" office:value-type="string" office:string-value="strip.setPixelColor(FIFTIETH_ROW[COUNTER], ORANGE);" calcext:value-type="string">
            <text:p>strip.setPixelColor(FIFTIETH_ROW[COUNTER], ORANGE);</text:p>
          </table:table-cell>
          <table:table-cell table:style-name="ce2" table:formula="of:=CONCATENATE(&quot;strip.fill(OFF, &quot;; [.A38]; &quot;_ROW[0], COUNTER);&quot;)" office:value-type="string" office:string-value="strip.fill(OFF, FIFTIETH_ROW[0], COUNTER);" calcext:value-type="string">
            <text:p>strip.fill(OFF, FIFTIETH_ROW[0], COUNTER);</text:p>
          </table:table-cell>
        </table:table-row>
        <table:table-row table:style-name="ro2">
          <table:table-cell office:value-type="string" calcext:value-type="string">
            <text:p>FIFTYFIRST</text:p>
          </table:table-cell>
          <table:table-cell office:value-type="string" calcext:value-type="string">
            <text:p>YELLOW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formula="of:=CONCATENATE(CONCATENATE(&quot;int &quot;; [.A39];&quot;_ROW[NUM_OF_PIXELS_PER_ROW] = { &quot;; [.C39];&quot;, &quot;;[.D39];&quot;, &quot;;[.E39];&quot;, &quot;;[.F39];&quot;, &quot;;[.G39];&quot;, &quot;;[.H39];&quot;, &quot;;[.I39];&quot;, &quot;;[.J39];&quot;, &quot;;[.K39];&quot;, &quot;;[.L39]; &quot; };&quot;))" office:value-type="string" office:string-value="int FIFTYFIRST_ROW[NUM_OF_PIXELS_PER_ROW] = { 500, 501, 502, 503, 504, 505, 506, 507, 508, 509 };" calcext:value-type="string">
            <text:p>int FIFTYFIRST_ROW[NUM_OF_PIXELS_PER_ROW] = { 500, 501, 502, 503, 504, 505, 506, 507, 508, 509 };</text:p>
          </table:table-cell>
          <table:table-cell table:style-name="ce2" table:formula="of:=CONCATENATE(&quot;strip.setPixelColor(&quot;; [.A39]; &quot;_ROW[COUNTER], &quot;; [.B39];&quot;);&quot;)" office:value-type="string" office:string-value="strip.setPixelColor(FIFTYFIRST_ROW[COUNTER], YELLOW);" calcext:value-type="string">
            <text:p>strip.setPixelColor(FIFTYFIRST_ROW[COUNTER], YELLOW);</text:p>
          </table:table-cell>
          <table:table-cell table:style-name="ce2" table:formula="of:=CONCATENATE(&quot;strip.fill(OFF, &quot;; [.A39]; &quot;_ROW[0], COUNTER);&quot;)" office:value-type="string" office:string-value="strip.fill(OFF, FIFTYFIRST_ROW[0], COUNTER);" calcext:value-type="string">
            <text:p>strip.fill(OFF, FIFTYFIRST_ROW[0], COUNTER);</text:p>
          </table:table-cell>
        </table:table-row>
        <table:table-row table:style-name="ro2">
          <table:table-cell office:value-type="string" calcext:value-type="string">
            <text:p>FIFTYSECOND</text:p>
          </table:table-cell>
          <table:table-cell office:value-type="string" calcext:value-type="string">
            <text:p>GREEN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table:formula="of:=CONCATENATE(CONCATENATE(&quot;int &quot;; [.A40];&quot;_ROW[NUM_OF_PIXELS_PER_ROW] = { &quot;; [.C40];&quot;, &quot;;[.D40];&quot;, &quot;;[.E40];&quot;, &quot;;[.F40];&quot;, &quot;;[.G40];&quot;, &quot;;[.H40];&quot;, &quot;;[.I40];&quot;, &quot;;[.J40];&quot;, &quot;;[.K40];&quot;, &quot;;[.L40]; &quot; };&quot;))" office:value-type="string" office:string-value="int FIFTYSECOND_ROW[NUM_OF_PIXELS_PER_ROW] = { 510, 511, 512, 513, 514, 515, 516, 517, 518, 519 };" calcext:value-type="string">
            <text:p>int FIFTYSECOND_ROW[NUM_OF_PIXELS_PER_ROW] = { 510, 511, 512, 513, 514, 515, 516, 517, 518, 519 };</text:p>
          </table:table-cell>
          <table:table-cell table:style-name="ce2" table:formula="of:=CONCATENATE(&quot;strip.setPixelColor(&quot;; [.A40]; &quot;_ROW[COUNTER], &quot;; [.B40];&quot;);&quot;)" office:value-type="string" office:string-value="strip.setPixelColor(FIFTYSECOND_ROW[COUNTER], GREEN);" calcext:value-type="string">
            <text:p>strip.setPixelColor(FIFTYSECOND_ROW[COUNTER], GREEN);</text:p>
          </table:table-cell>
          <table:table-cell table:style-name="ce2" table:formula="of:=CONCATENATE(&quot;strip.fill(OFF, &quot;; [.A40]; &quot;_ROW[0], COUNTER);&quot;)" office:value-type="string" office:string-value="strip.fill(OFF, FIFTYSECOND_ROW[0], COUNTER);" calcext:value-type="string">
            <text:p>strip.fill(OFF, FIFTYSECOND_ROW[0], COUNTER);</text:p>
          </table:table-cell>
        </table:table-row>
        <table:table-row table:style-name="ro2">
          <table:table-cell office:value-type="string" calcext:value-type="string">
            <text:p>FIFTYTHIRD</text:p>
          </table:table-cell>
          <table:table-cell office:value-type="string" calcext:value-type="string">
            <text:p>BLUE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table:formula="of:=CONCATENATE(CONCATENATE(&quot;int &quot;; [.A41];&quot;_ROW[NUM_OF_PIXELS_PER_ROW] = { &quot;; [.C41];&quot;, &quot;;[.D41];&quot;, &quot;;[.E41];&quot;, &quot;;[.F41];&quot;, &quot;;[.G41];&quot;, &quot;;[.H41];&quot;, &quot;;[.I41];&quot;, &quot;;[.J41];&quot;, &quot;;[.K41];&quot;, &quot;;[.L41]; &quot; };&quot;))" office:value-type="string" office:string-value="int FIFTYTHIRD_ROW[NUM_OF_PIXELS_PER_ROW] = { 520, 521, 522, 523, 524, 525, 526, 527, 528, 529 };" calcext:value-type="string">
            <text:p>int FIFTYTHIRD_ROW[NUM_OF_PIXELS_PER_ROW] = { 520, 521, 522, 523, 524, 525, 526, 527, 528, 529 };</text:p>
          </table:table-cell>
          <table:table-cell table:style-name="ce2" table:formula="of:=CONCATENATE(&quot;strip.setPixelColor(&quot;; [.A41]; &quot;_ROW[COUNTER], &quot;; [.B41];&quot;);&quot;)" office:value-type="string" office:string-value="strip.setPixelColor(FIFTYTHIRD_ROW[COUNTER], BLUE);" calcext:value-type="string">
            <text:p>strip.setPixelColor(FIFTYTHIRD_ROW[COUNTER], BLUE);</text:p>
          </table:table-cell>
          <table:table-cell table:style-name="ce2" table:formula="of:=CONCATENATE(&quot;strip.fill(OFF, &quot;; [.A41]; &quot;_ROW[0], COUNTER);&quot;)" office:value-type="string" office:string-value="strip.fill(OFF, FIFTYTHIRD_ROW[0], COUNTER);" calcext:value-type="string">
            <text:p>strip.fill(OFF, FIFTYTHIRD_ROW[0], COUNTER);</text:p>
          </table:table-cell>
        </table:table-row>
        <table:table-row table:style-name="ro2">
          <table:table-cell office:value-type="string" calcext:value-type="string">
            <text:p>FIFTYFOURTH</text:p>
          </table:table-cell>
          <table:table-cell office:value-type="string" calcext:value-type="string">
            <text:p>INDIGO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table:formula="of:=CONCATENATE(CONCATENATE(&quot;int &quot;; [.A42];&quot;_ROW[NUM_OF_PIXELS_PER_ROW] = { &quot;; [.C42];&quot;, &quot;;[.D42];&quot;, &quot;;[.E42];&quot;, &quot;;[.F42];&quot;, &quot;;[.G42];&quot;, &quot;;[.H42];&quot;, &quot;;[.I42];&quot;, &quot;;[.J42];&quot;, &quot;;[.K42];&quot;, &quot;;[.L42]; &quot; };&quot;))" office:value-type="string" office:string-value="int FIFTYFOURTH_ROW[NUM_OF_PIXELS_PER_ROW] = { 530, 531, 532, 533, 534, 535, 536, 537, 538, 539 };" calcext:value-type="string">
            <text:p>int FIFTYFOURTH_ROW[NUM_OF_PIXELS_PER_ROW] = { 530, 531, 532, 533, 534, 535, 536, 537, 538, 539 };</text:p>
          </table:table-cell>
          <table:table-cell table:style-name="ce2" table:formula="of:=CONCATENATE(&quot;strip.setPixelColor(&quot;; [.A42]; &quot;_ROW[COUNTER], &quot;; [.B42];&quot;);&quot;)" office:value-type="string" office:string-value="strip.setPixelColor(FIFTYFOURTH_ROW[COUNTER], INDIGO);" calcext:value-type="string">
            <text:p>strip.setPixelColor(FIFTYFOURTH_ROW[COUNTER], INDIGO);</text:p>
          </table:table-cell>
          <table:table-cell table:style-name="ce2" table:formula="of:=CONCATENATE(&quot;strip.fill(OFF, &quot;; [.A42]; &quot;_ROW[0], COUNTER);&quot;)" office:value-type="string" office:string-value="strip.fill(OFF, FIFTYFOURTH_ROW[0], COUNTER);" calcext:value-type="string">
            <text:p>strip.fill(OFF, FIFTYFOURTH_ROW[0], COUNTER);</text:p>
          </table:table-cell>
        </table:table-row>
        <table:table-row table:style-name="ro2">
          <table:table-cell office:value-type="string" calcext:value-type="string">
            <text:p>FIFTYFIFTH</text:p>
          </table:table-cell>
          <table:table-cell office:value-type="string" calcext:value-type="string">
            <text:p>RED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formula="of:=CONCATENATE(CONCATENATE(&quot;int &quot;; [.A43];&quot;_ROW[NUM_OF_PIXELS_PER_ROW] = { &quot;; [.C43];&quot;, &quot;;[.D43];&quot;, &quot;;[.E43];&quot;, &quot;;[.F43];&quot;, &quot;;[.G43];&quot;, &quot;;[.H43];&quot;, &quot;;[.I43];&quot;, &quot;;[.J43];&quot;, &quot;;[.K43];&quot;, &quot;;[.L43]; &quot; };&quot;))" office:value-type="string" office:string-value="int FIFTYFIFTH_ROW[NUM_OF_PIXELS_PER_ROW] = { 540, 541, 542, 543, 544, 545, 546, 547, 548, 549 };" calcext:value-type="string">
            <text:p>int FIFTYFIFTH_ROW[NUM_OF_PIXELS_PER_ROW] = { 540, 541, 542, 543, 544, 545, 546, 547, 548, 549 };</text:p>
          </table:table-cell>
          <table:table-cell table:style-name="ce2" table:formula="of:=CONCATENATE(&quot;strip.setPixelColor(&quot;; [.A43]; &quot;_ROW[COUNTER], &quot;; [.B43];&quot;);&quot;)" office:value-type="string" office:string-value="strip.setPixelColor(FIFTYFIFTH_ROW[COUNTER], RED);" calcext:value-type="string">
            <text:p>strip.setPixelColor(FIFTYFIFTH_ROW[COUNTER], RED);</text:p>
          </table:table-cell>
          <table:table-cell table:style-name="ce2" table:formula="of:=CONCATENATE(&quot;strip.fill(OFF, &quot;; [.A43]; &quot;_ROW[0], COUNTER);&quot;)" office:value-type="string" office:string-value="strip.fill(OFF, FIFTYFIFTH_ROW[0], COUNTER);" calcext:value-type="string">
            <text:p>strip.fill(OFF, FIFTYFIFTH_ROW[0], COUNTER);</text:p>
          </table:table-cell>
        </table:table-row>
        <table:table-row table:style-name="ro2">
          <table:table-cell office:value-type="string" calcext:value-type="string">
            <text:p>FIFTYSIXTH</text:p>
          </table:table-cell>
          <table:table-cell office:value-type="string" calcext:value-type="string">
            <text:p>ORANGE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formula="of:=CONCATENATE(CONCATENATE(&quot;int &quot;; [.A44];&quot;_ROW[NUM_OF_PIXELS_PER_ROW] = { &quot;; [.C44];&quot;, &quot;;[.D44];&quot;, &quot;;[.E44];&quot;, &quot;;[.F44];&quot;, &quot;;[.G44];&quot;, &quot;;[.H44];&quot;, &quot;;[.I44];&quot;, &quot;;[.J44];&quot;, &quot;;[.K44];&quot;, &quot;;[.L44]; &quot; };&quot;))" office:value-type="string" office:string-value="int FIFTYSIXTH_ROW[NUM_OF_PIXELS_PER_ROW] = { 550, 551, 552, 553, 554, 555, 556, 557, 558, 559 };" calcext:value-type="string">
            <text:p>int FIFTYSIXTH_ROW[NUM_OF_PIXELS_PER_ROW] = { 550, 551, 552, 553, 554, 555, 556, 557, 558, 559 };</text:p>
          </table:table-cell>
          <table:table-cell table:style-name="ce2" table:formula="of:=CONCATENATE(&quot;strip.setPixelColor(&quot;; [.A44]; &quot;_ROW[COUNTER], &quot;; [.B44];&quot;);&quot;)" office:value-type="string" office:string-value="strip.setPixelColor(FIFTYSIXTH_ROW[COUNTER], ORANGE);" calcext:value-type="string">
            <text:p>strip.setPixelColor(FIFTYSIXTH_ROW[COUNTER], ORANGE);</text:p>
          </table:table-cell>
          <table:table-cell table:style-name="ce2" table:formula="of:=CONCATENATE(&quot;strip.fill(OFF, &quot;; [.A44]; &quot;_ROW[0], COUNTER);&quot;)" office:value-type="string" office:string-value="strip.fill(OFF, FIFTYSIXTH_ROW[0], COUNTER);" calcext:value-type="string">
            <text:p>strip.fill(OFF, FIFTYSIXTH_ROW[0], COUNTER);</text:p>
          </table:table-cell>
        </table:table-row>
        <table:table-row table:style-name="ro2">
          <table:table-cell office:value-type="string" calcext:value-type="string">
            <text:p>FIFTYSEVENTH</text:p>
          </table:table-cell>
          <table:table-cell office:value-type="string" calcext:value-type="string">
            <text:p>YELLOW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table:formula="of:=CONCATENATE(CONCATENATE(&quot;int &quot;; [.A45];&quot;_ROW[NUM_OF_PIXELS_PER_ROW] = { &quot;; [.C45];&quot;, &quot;;[.D45];&quot;, &quot;;[.E45];&quot;, &quot;;[.F45];&quot;, &quot;;[.G45];&quot;, &quot;;[.H45];&quot;, &quot;;[.I45];&quot;, &quot;;[.J45];&quot;, &quot;;[.K45];&quot;, &quot;;[.L45]; &quot; };&quot;))" office:value-type="string" office:string-value="int FIFTYSEVENTH_ROW[NUM_OF_PIXELS_PER_ROW] = { 560, 561, 562, 563, 564, 565, 566, 567, 568, 569 };" calcext:value-type="string">
            <text:p>int FIFTYSEVENTH_ROW[NUM_OF_PIXELS_PER_ROW] = { 560, 561, 562, 563, 564, 565, 566, 567, 568, 569 };</text:p>
          </table:table-cell>
          <table:table-cell table:style-name="ce2" table:formula="of:=CONCATENATE(&quot;strip.setPixelColor(&quot;; [.A45]; &quot;_ROW[COUNTER], &quot;; [.B45];&quot;);&quot;)" office:value-type="string" office:string-value="strip.setPixelColor(FIFTYSEVENTH_ROW[COUNTER], YELLOW);" calcext:value-type="string">
            <text:p>strip.setPixelColor(FIFTYSEVENTH_ROW[COUNTER], YELLOW);</text:p>
          </table:table-cell>
          <table:table-cell table:style-name="ce2" table:formula="of:=CONCATENATE(&quot;strip.fill(OFF, &quot;; [.A45]; &quot;_ROW[0], COUNTER);&quot;)" office:value-type="string" office:string-value="strip.fill(OFF, FIFTYSEVENTH_ROW[0], COUNTER);" calcext:value-type="string">
            <text:p>strip.fill(OFF, FIFTYSEVENTH_ROW[0], COUNTER);</text:p>
          </table:table-cell>
        </table:table-row>
        <table:table-row table:style-name="ro2">
          <table:table-cell office:value-type="string" calcext:value-type="string">
            <text:p>FIFTYEIGHTH</text:p>
          </table:table-cell>
          <table:table-cell office:value-type="string" calcext:value-type="string">
            <text:p>GREEN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table:formula="of:=CONCATENATE(CONCATENATE(&quot;int &quot;; [.A46];&quot;_ROW[NUM_OF_PIXELS_PER_ROW] = { &quot;; [.C46];&quot;, &quot;;[.D46];&quot;, &quot;;[.E46];&quot;, &quot;;[.F46];&quot;, &quot;;[.G46];&quot;, &quot;;[.H46];&quot;, &quot;;[.I46];&quot;, &quot;;[.J46];&quot;, &quot;;[.K46];&quot;, &quot;;[.L46]; &quot; };&quot;))" office:value-type="string" office:string-value="int FIFTYEIGHTH_ROW[NUM_OF_PIXELS_PER_ROW] = { 570, 571, 572, 573, 574, 575, 576, 577, 578, 579 };" calcext:value-type="string">
            <text:p>int FIFTYEIGHTH_ROW[NUM_OF_PIXELS_PER_ROW] = { 570, 571, 572, 573, 574, 575, 576, 577, 578, 579 };</text:p>
          </table:table-cell>
          <table:table-cell table:style-name="ce2" table:formula="of:=CONCATENATE(&quot;strip.setPixelColor(&quot;; [.A46]; &quot;_ROW[COUNTER], &quot;; [.B46];&quot;);&quot;)" office:value-type="string" office:string-value="strip.setPixelColor(FIFTYEIGHTH_ROW[COUNTER], GREEN);" calcext:value-type="string">
            <text:p>strip.setPixelColor(FIFTYEIGHTH_ROW[COUNTER], GREEN);</text:p>
          </table:table-cell>
          <table:table-cell table:style-name="ce2" table:formula="of:=CONCATENATE(&quot;strip.fill(OFF, &quot;; [.A46]; &quot;_ROW[0], COUNTER);&quot;)" office:value-type="string" office:string-value="strip.fill(OFF, FIFTYEIGHTH_ROW[0], COUNTER);" calcext:value-type="string">
            <text:p>strip.fill(OFF, FIFTYEIGHTH_ROW[0], COUNTER);</text:p>
          </table:table-cell>
        </table:table-row>
        <table:table-row table:style-name="ro2">
          <table:table-cell office:value-type="string" calcext:value-type="string">
            <text:p>FIFTYNINTH</text:p>
          </table:table-cell>
          <table:table-cell office:value-type="string" calcext:value-type="string">
            <text:p>BLUE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table:formula="of:=CONCATENATE(CONCATENATE(&quot;int &quot;; [.A47];&quot;_ROW[NUM_OF_PIXELS_PER_ROW] = { &quot;; [.C47];&quot;, &quot;;[.D47];&quot;, &quot;;[.E47];&quot;, &quot;;[.F47];&quot;, &quot;;[.G47];&quot;, &quot;;[.H47];&quot;, &quot;;[.I47];&quot;, &quot;;[.J47];&quot;, &quot;;[.K47];&quot;, &quot;;[.L47]; &quot; };&quot;))" office:value-type="string" office:string-value="int FIFTYNINTH_ROW[NUM_OF_PIXELS_PER_ROW] = { 580, 581, 582, 583, 584, 585, 586, 587, 588, 589 };" calcext:value-type="string">
            <text:p>int FIFTYNINTH_ROW[NUM_OF_PIXELS_PER_ROW] = { 580, 581, 582, 583, 584, 585, 586, 587, 588, 589 };</text:p>
          </table:table-cell>
          <table:table-cell table:style-name="ce2" table:formula="of:=CONCATENATE(&quot;strip.setPixelColor(&quot;; [.A47]; &quot;_ROW[COUNTER], &quot;; [.B47];&quot;);&quot;)" office:value-type="string" office:string-value="strip.setPixelColor(FIFTYNINTH_ROW[COUNTER], BLUE);" calcext:value-type="string">
            <text:p>strip.setPixelColor(FIFTYNINTH_ROW[COUNTER], BLUE);</text:p>
          </table:table-cell>
          <table:table-cell table:style-name="ce2" table:formula="of:=CONCATENATE(&quot;strip.fill(OFF, &quot;; [.A47]; &quot;_ROW[0], COUNTER);&quot;)" office:value-type="string" office:string-value="strip.fill(OFF, FIFTYNINTH_ROW[0], COUNTER);" calcext:value-type="string">
            <text:p>strip.fill(OFF, FIFTYNINTH_ROW[0], COUNTER);</text:p>
          </table:table-cell>
        </table:table-row>
        <table:table-row table:style-name="ro2">
          <table:table-cell office:value-type="string" calcext:value-type="string">
            <text:p>SIXTIETH</text:p>
          </table:table-cell>
          <table:table-cell office:value-type="string" calcext:value-type="string">
            <text:p>INDIGO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table:formula="of:=CONCATENATE(CONCATENATE(&quot;int &quot;; [.A48];&quot;_ROW[NUM_OF_PIXELS_PER_ROW] = { &quot;; [.C48];&quot;, &quot;;[.D48];&quot;, &quot;;[.E48];&quot;, &quot;;[.F48];&quot;, &quot;;[.G48];&quot;, &quot;;[.H48];&quot;, &quot;;[.I48];&quot;, &quot;;[.J48];&quot;, &quot;;[.K48];&quot;, &quot;;[.L48]; &quot; };&quot;))" office:value-type="string" office:string-value="int SIXTIETH_ROW[NUM_OF_PIXELS_PER_ROW] = { 590, 591, 592, 593, 594, 595, 596, 597, 598, 599 };" calcext:value-type="string">
            <text:p>int SIXTIETH_ROW[NUM_OF_PIXELS_PER_ROW] = { 590, 591, 592, 593, 594, 595, 596, 597, 598, 599 };</text:p>
          </table:table-cell>
          <table:table-cell table:style-name="ce2" table:formula="of:=CONCATENATE(&quot;strip.setPixelColor(&quot;; [.A48]; &quot;_ROW[COUNTER], &quot;; [.B48];&quot;);&quot;)" office:value-type="string" office:string-value="strip.setPixelColor(SIXTIETH_ROW[COUNTER], INDIGO);" calcext:value-type="string">
            <text:p>strip.setPixelColor(SIXTIETH_ROW[COUNTER], INDIGO);</text:p>
          </table:table-cell>
          <table:table-cell table:style-name="ce2" table:formula="of:=CONCATENATE(&quot;strip.fill(OFF, &quot;; [.A48]; &quot;_ROW[0], COUNTER);&quot;)" office:value-type="string" office:string-value="strip.fill(OFF, SIXTIETH_ROW[0], COUNTER);" calcext:value-type="string">
            <text:p>strip.fill(OFF, SIXTIETH_ROW[0], COUNTER);</text:p>
          </table:table-cell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3" table:style-name="ta1">
        <table:table-column table:style-name="co6" table:number-columns-repeated="87" table:default-cell-style-name="Default"/>
        <table:table-row table:style-name="ro2">
          <table:table-cell office:value-type="float" office:value="680" calcext:value-type="float">
            <text:p>68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674" calcext:value-type="float">
            <text:p>674</text:p>
          </table:table-cell>
          <table:table-cell office:value-type="float" office:value="673" calcext:value-type="float">
            <text:p>673</text:p>
          </table:table-cell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office:value-type="float" office:value="669" calcext:value-type="float">
            <text:p>669</text:p>
          </table:table-cell>
          <table:table-cell office:value-type="float" office:value="668" calcext:value-type="float">
            <text:p>668</text:p>
          </table:table-cell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float" office:value="650" calcext:value-type="float">
            <text:p>650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float" office:value="647" calcext:value-type="float">
            <text:p>647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office:value-type="float" office:value="641" calcext:value-type="float">
            <text:p>641</text:p>
          </table:table-cell>
          <table:table-cell office:value-type="float" office:value="640" calcext:value-type="float">
            <text:p>640</text:p>
          </table:table-cell>
          <table:table-cell office:value-type="float" office:value="639" calcext:value-type="float">
            <text:p>639</text:p>
          </table:table-cell>
          <table:table-cell office:value-type="float" office:value="638" calcext:value-type="float">
            <text:p>638</text:p>
          </table:table-cell>
          <table:table-cell office:value-type="float" office:value="637" calcext:value-type="float">
            <text:p>637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618" calcext:value-type="float">
            <text:p>618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598" calcext:value-type="float">
            <text:p>598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86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86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86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86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86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86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86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86"/>
        </table:table-row>
        <table:table-row table:style-name="ro2">
          <table:table-cell office:value-type="float" office:value="671" calcext:value-type="float">
            <text:p>671</text:p>
          </table:table-cell>
          <table:table-cell table:number-columns-repeated="86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86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86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86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86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86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86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86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86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86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86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86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86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86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86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86"/>
        </table:table-row>
        <table:table-row table:style-name="ro2">
          <table:table-cell office:value-type="float" office:value="655" calcext:value-type="float">
            <text:p>655</text:p>
          </table:table-cell>
          <table:table-cell table:number-columns-repeated="86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86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86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86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86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86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86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86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86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86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86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86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86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86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86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86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86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86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86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86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86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86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86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86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86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86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86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86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86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86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86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86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86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86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86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86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86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86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86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86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86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86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86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86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86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86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86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86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86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86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86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86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86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86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86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86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86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86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86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86"/>
        </table:table-row>
      </table:table>
      <table:named-expressions/>
      <table:database-ranges>
        <table:database-range table:name="__Anonymous_Sheet_DB__2" table:target-range-address="Sheet3.A1:Sheet3.A8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8:05:21.94570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2:31:21.475189257</meta:creation-date>
    <dc:date>2021-06-27T18:14:56.565297108</dc:date>
    <meta:editing-duration>PT56M47S</meta:editing-duration>
    <meta:editing-cycles>6</meta:editing-cycles>
    <meta:generator>LibreOffice/6.4.6.2$Linux_X86_64 LibreOffice_project/40$Build-2</meta:generator>
    <meta:document-statistic meta:table-count="3" meta:cell-count="1610" meta:object-count="0"/>
  </office:meta>
</office:document-meta>
</file>